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2007in"/>
    </style:style>
    <style:style style:name="Table1.B" style:family="table-column">
      <style:table-column-properties style:column-width="2.9604in"/>
    </style:style>
    <style:style style:name="Table1.C" style:family="table-column">
      <style:table-column-properties style:column-width="2.763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5278in"/>
    </style:style>
    <style:style style:name="Table2.B" style:family="table-column">
      <style:table-column-properties style:column-width="2.7285in"/>
    </style:style>
    <style:style style:name="Table2.C" style:family="table-column">
      <style:table-column-properties style:column-width="2.6688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odeling Symbolic Inference Primitives for Pre-Linguistic Cognitive Engines</text:p>
      <text:h text:style-name="Heading_20_1" text:outline-level="1">Towards a Pre-Linguistic Inference Engine: A Cross-Disciplinary Synthesis</text:h>
      <text:h text:style-name="Heading_20_2" text:outline-level="2">Introduction</text:h>
      <text:p text:style-name="Text_20_body">Developing a <text:span text:style-name="Strong_20_Emphasis">pre-linguistic inference engine</text:span> requires an integration of insights from cognitive science, systems theory, and computational architecture. Such an engine aims to model the <text:span text:style-name="Emphasis">sub-linguistic units of thought</text:span>—the building blocks of cognition that operate below the level of natural language—into a machine-interpretable form. This report presents a comprehensive cross-disciplinary synthesis to identify these foundational cognitive primitives and to outline how they can be implemented in a symbolic reasoning system. We survey evidence from cognitive science for <text:span text:style-name="Strong_20_Emphasis">nonverbal thought structures</text:span> and unconscious cognitive processing, analyze <text:span text:style-name="Strong_20_Emphasis">symbolic reasoning as a dynamical system</text:span> (with feedback loops and phase transitions for stability), propose <text:span text:style-name="Strong_20_Emphasis">computational architectural principles</text:span> to support modular and coherent symbolic inference (addressing known weaknesses of large language models), and discuss aligning machine symbolic reasoning with human cognition. We then derive a <text:span text:style-name="Strong_20_Emphasis">taxonomy of sub-linguistic inference units</text:span>, map human cognitive primitives to machine-simulatable structures, and propose design principles for a <text:span text:style-name="Emphasis">microthought coding system (MTCS)</text:span> with internal self-regulation and accountability. The goal is to identify the <text:span text:style-name="Emphasis">“least obvious but most structurally necessary”</text:span> components for a robust pre-linguistic inference engine and provide a blueprint for its construction.</text:p>
      <text:h text:style-name="Heading_20_2" text:outline-level="2">1. Cognitive Science Foundations of Pre-Linguistic Cognition</text:h>
      <text:h text:style-name="Heading_20_3" text:outline-level="3">1.1 Pre-Linguistic Units of Thought</text:h>
      <text:p text:style-name="Text_20_body">Cognitive science provides strong evidence that <text:span text:style-name="Emphasis">thought is not reducible to language</text:span> – before and beneath words, the mind uses abstract, nonverbal representations. One influential concept is the <text:span text:style-name="Strong_20_Emphasis">image schema</text:span>, introduced by Lakoff and Johnson, which refers to recurring sensorimotor patterns that structure our understanding of the world. Image schemas are <text:span text:style-name="Emphasis">“dynamic analog structures arising from perception, bodily movements, manipulation of objects, and experience of force”</text:span>​<text:a xlink:type="simple" xlink:href="https://cogsci.ucsd.edu/~jean/abstract/MandlerPaganC.pdf#:~:text=They%20termed%20this%20‘embodiment’,image%20schemas%20are%20formed%20from" office:target-frame-name="_blank" xlink:show="new" text:style-name="Internet_20_link" text:visited-style-name="Visited_20_Internet_20_Link">cogsci.ucsd.edu</text:a>. They form <text:span text:style-name="Emphasis">prelinguistic</text:span> cognitive schemata that help infants and adults make sense of spatial relations, movements, and other basic experiences. For example, schemas like <text:span text:style-name="Strong_20_Emphasis">CONTAINER</text:span> (inside/outside), <text:span text:style-name="Strong_20_Emphasis">PATH</text:span> (source-path-goal), <text:span text:style-name="Strong_20_Emphasis">LINK</text:span> (connection), or <text:span text:style-name="Strong_20_Emphasis">FORCE</text:span> (push/pull) are understood without words and later underpin language and abstract thought. Notably, these schemas <text:span text:style-name="Emphasis">“are prelinguistic developments... [yet] play an important role in meaning construction in language and other forms of representation”</text:span>​<text:a xlink:type="simple" xlink:href="https://cogsci.ucsd.edu/~jean/abstract/MandlerPaganC.pdf#:~:text=They%20are%20prelinguistic%20developments%2C%20but,invented%20the%20term%20‘image%20schema’" office:target-frame-name="_blank" xlink:show="new" text:style-name="Internet_20_link" text:visited-style-name="Visited_20_Internet_20_Link">cogsci.ucsd.edu</text:a>. This implies that an inference engine should incorporate similar <text:span text:style-name="Emphasis">embodied</text:span> structural primitives (spatial, kinesthetic, and force-dynamic patterns) as foundational symbols that precede language but can compose to support linguistic meanings.</text:p>
      <text:p text:style-name="Text_20_body"><text:soft-page-break/>Another perspective is Jerry Fodor’s <text:span text:style-name="Strong_20_Emphasis">Language of Thought</text:span> hypothesis, which posits that thinking occurs in an innate mental code called <text:span text:style-name="Emphasis">mentalese</text:span>. According to Fodor, the mind represents propositions in a syntactic, language-like format that is independent of any spoken language​<text:a xlink:type="simple" xlink:href="https://plato.stanford.edu/entries/language-thought/#:~:text=The%20language%20of%20thought%20hypothesis,mammals%20is%20to%20bear%20an" office:target-frame-name="_blank" xlink:show="new" text:style-name="Internet_20_link" text:visited-style-name="Visited_20_Internet_20_Link">plato.stanford.edu</text:a>. In this view, the brain has a built-in set of <text:span text:style-name="Emphasis">conceptual atoms</text:span> (symbols) and rules for combining them into complex thoughts – much like words and grammar form sentences. <text:span text:style-name="Emphasis">“The mental language resembles spoken language in that it contains words that can combine into sentences; the words and sentences are meaningful; and each sentence’s meaning depends on the meanings of its components and their arrangement”</text:span>​<text:a xlink:type="simple" xlink:href="https://plato.stanford.edu/entries/language-thought/#:~:text=The%20language%20of%20thought%20hypothesis,mammals%20is%20to%20bear%20an" office:target-frame-name="_blank" xlink:show="new" text:style-name="Internet_20_link" text:visited-style-name="Visited_20_Internet_20_Link">plato.stanford.edu</text:a>. For instance, a mentalese symbol for <text:span text:style-name="Emphasis">DOG</text:span> or <text:span text:style-name="Emphasis">EAT</text:span> could combine in an internal "sentence" to represent the thought <text:span text:style-name="Emphasis">DOG EATS FOOD</text:span>. These mentalese structures are <text:span text:style-name="Emphasis">pre-linguistic</text:span> in that they underlie our reasoning even if we have no words for them. Empirical support comes from the productivity and systematicity of thought: people can think novel or complex ideas (e.g. a four-armed creature climbing a ladder) without having heard them before, suggesting an internal combinatorial code. A pre-linguistic inference engine can draw on this idea by implementing a <text:span text:style-name="Strong_20_Emphasis">compositional symbol system</text:span> (with primitives and combination rules) that mirrors mentalese, enabling it to form complex concepts from a finite symbolic “vocabulary”​<text:a xlink:type="simple" xlink:href="https://plato.stanford.edu/entries/language-thought/#:~:text=The%20language%20of%20thought%20hypothesis,mammals%20is%20to%20bear%20an" office:target-frame-name="_blank" xlink:show="new" text:style-name="Internet_20_link" text:visited-style-name="Visited_20_Internet_20_Link">plato.stanford.edu</text:a>.</text:p>
      <text:p text:style-name="Text_20_body">In cognitive linguistics, Ray Jackendoff’s work on <text:span text:style-name="Strong_20_Emphasis">conceptual primitives</text:span> also informs our understanding of sub-linguistic cognition. Jackendoff argues for an autonomous <text:span text:style-name="Emphasis">Conceptual Structure</text:span> in the mind: a level of representation with its own inventory of primitive elements and combinatorial principles, interfacing between language and perception. Conceptual Structure is <text:span text:style-name="Emphasis">“an autonomous level of cognitive representation… representing concepts in terms of a small number of conceptual primitives”</text:span>​<text:a xlink:type="simple" xlink:href="https://lexicon.hum.uu.nl/zoek.pl?lemma=conceptual+structure#:~:text=SEMANTICS%3A%20an%20autonomous%20level%20of,in" office:target-frame-name="_blank" xlink:show="new" text:style-name="Internet_20_link" text:visited-style-name="Visited_20_Internet_20_Link">lexicon.hum.uu.nl</text:a>. These primitives constitute an innate <text:span text:style-name="Emphasis">ontology</text:span>—basic categories like <text:span text:style-name="Emphasis">OBJECT (Thing)</text:span>, <text:span text:style-name="Emphasis">ACTION</text:span>, <text:span text:style-name="Emphasis">EVENT</text:span>, <text:span text:style-name="Emphasis">PLACE</text:span>, <text:span text:style-name="Emphasis">PROPERTY</text:span>, <text:span text:style-name="Emphasis">MOTION</text:span>, etc.—and perhaps semantic features like <text:span text:style-name="Emphasis">CAUSE</text:span>, <text:span text:style-name="Emphasis">INTENT</text:span> or <text:span text:style-name="Emphasis">MORE</text:span>. For example, an event of a ball rolling off a table might be decomposed into a conceptual structure like <text:span text:style-name="Source_20_Text">[Agent:nil] [Object:ball] [Action:move] [Path: from table to floor] [Manner:rolling]</text:span>. Infants and adults appear to share many such fundamental conceptual building blocks, even across cultures. By modeling these primitives, an AI system can have a <text:span text:style-name="Emphasis">human-like starting point</text:span> for knowledge representation. Crucially, conceptual structures tie closely to perception and action (e.g. visual input of an object triggers the <text:span text:style-name="Emphasis">OBJECT</text:span> primitive)​<text:a xlink:type="simple" xlink:href="https://lexicon.hum.uu.nl/zoek.pl?lemma=conceptual+structure#:~:text=Jackendoff%2C%20representing%20concepts%20in%20terms,of%20verbs%20and%20sentences%2C%20see" office:target-frame-name="_blank" xlink:show="new" text:style-name="Internet_20_link" text:visited-style-name="Visited_20_Internet_20_Link">lexicon.hum.uu.nl</text:a>, meaning a pre-linguistic engine should ground its symbols in sensorimotor experience or simulations thereof. This grounding makes the symbols <text:span text:style-name="Emphasis">cognitively plausible</text:span> and enables the engine to reason in ways analogous to human common-sense understanding.</text:p>
      <text:p text:style-name="Text_20_body">Beyond these theoretical constructs, <text:span text:style-name="Strong_20_Emphasis">empirical evidence</text:span> from developmental psychology and neuroscience supports the existence of pre-linguistic cognitive units. Infants exhibit understanding of objects, number, space, and causality long before they acquire language. For instance, infants as young as 5 months have a sense of object permanence and can detect “impossible” events (like objects vanishing or passing through walls), indicating an inherent grasp of basic physical rules. Such core knowledge can be seen as composed of <text:span text:style-name="Emphasis">conceptual primitives</text:span> (object, agent, continuity, solidity, etc.) that do not depend on language. Similarly, studies on animals demonstrate complex problem-solving and concept use (like categories or social relationships) without language, underscoring that <text:span text:style-name="Emphasis">thought can precede language</text:span>. All these findings motivate designing our inference engine’s core data structures <text:soft-page-break/>to reflect <text:span text:style-name="Strong_20_Emphasis">image-schematic, conceptual, and mentalese-like primitives</text:span> that capture pre-verbal understanding of space, time, causality, entities, and their interactions.</text:p>
      <text:h text:style-name="Heading_20_3" text:outline-level="3">1.2 Pre-Conscious Processing: Conflict Resolution and Pattern Recognition</text:h>
      <text:p text:style-name="Text_20_body">Human cognition involves many operations that occur <text:span text:style-name="Emphasis">below the level of conscious awareness</text:span>. An effective inference engine must emulate not only the end products of thought, but also these <text:span text:style-name="Emphasis">pre-conscious processes</text:span> that ensure coherence and efficiency. Research in cognitive neuroscience shows that the brain resolves certain conflicts and detects patterns <text:span text:style-name="Strong_20_Emphasis">preconsciously</text:span>, i.e. before they enter conscious awareness.</text:p>
      <text:p text:style-name="Text_20_body">One famous discovery by Benjamin Libet demonstrated that the brain begins to initiate voluntary actions before we consciously decide to act. In Libet’s experiments, participants were asked to perform a spontaneous finger movement and report when they became aware of the intention to move. The results showed that a characteristic spike in brain activity, the <text:span text:style-name="Strong_20_Emphasis">readiness potential</text:span>, consistently appeared <text:span text:style-name="Emphasis">hundreds of milliseconds</text:span> before the person felt they had made a decision. In fact, <text:span text:style-name="Emphasis">“Libet found that although conscious awareness of the decision preceded the subject's finger motion by only ~200 milliseconds, the rise in the readiness potential was clearly visible at about 550 milliseconds before the action. The subject showed unconscious activity about 350 milliseconds before reporting conscious awareness of the decision”</text:span>​<text:a xlink:type="simple" xlink:href="https://www.informationphilosopher.com/freedom/libet_experiments#:~:text=Libet%20found%20that%20although%20conscious,activity%20to%20flex%20about%20350" office:target-frame-name="_blank" xlink:show="new" text:style-name="Internet_20_link" text:visited-style-name="Visited_20_Internet_20_Link">informationphilosopher.com</text:a>. This suggests that an “unconscious cognitive engine” was working to initiate and prepare the action, resolving any internal hesitations or conflicts, and only later did conscious intention catch up. By analogy, a pre-linguistic inference engine should have an <text:span text:style-name="Emphasis">unconscious inference layer</text:span>: mechanisms that start processing inputs, detect potential choices or contradictions, and even tentatively settle on a resolution <text:span text:style-name="Emphasis">before</text:span> a high-level, explicit reasoning step finalizes the outcome. Such a layer could monitor for conflicts (e.g. contradictory cues) and prune infeasible inferences quickly, improving efficiency and avoiding deadlocks in reasoning.</text:p>
      <text:p text:style-name="Text_20_body">Neuroscientific evidence also shows that the brain can detect <text:span text:style-name="Strong_20_Emphasis">errors or conflicts</text:span> unconsciously. The <text:span text:style-name="Emphasis">anterior cingulate cortex</text:span> (ACC), for example, is known to activate when there is a conflict in information processing (such as a Stroop task where the word “RED” is colored blue). Crucially, signals like the error-related negativity (ERN) can be recorded via EEG even when subjects are not consciously aware of making an error. Experiments have demonstrated that <text:span text:style-name="Emphasis">“error detection and task switching, which are typical executive functions, can be triggered non-consciously”</text:span>​<text:a xlink:type="simple" xlink:href="https://pmc.ncbi.nlm.nih.gov/articles/PMC5635963/#:~:text=Error%20detection%20,this%20recent%20finding%20will%20need" office:target-frame-name="_blank" xlink:show="new" text:style-name="Internet_20_link" text:visited-style-name="Visited_20_Internet_20_Link">pmc.ncbi.nlm.nih.gov</text:a>. In trials where participants made mistakes without realizing it, an ERN was still produced by the brain​<text:a xlink:type="simple" xlink:href="https://pmc.ncbi.nlm.nih.gov/articles/PMC5635963/#:~:text=,to%20show%20that%20the%20error" office:target-frame-name="_blank" xlink:show="new" text:style-name="Internet_20_link" text:visited-style-name="Visited_20_Internet_20_Link">pmc.ncbi.nlm.nih.gov</text:a>. This indicates that a monitoring system in the brain evaluates actions against goals or expectations <text:span text:style-name="Emphasis">in the background</text:span>, flagging mismatches without needing conscious intervention. Translating this to our engine: it should include a <text:span text:style-name="Strong_20_Emphasis">conflict-monitoring subsystem</text:span> that operates at the symbolic level to catch contradictions or goal violations early. For instance, if two internal symbolic “micro-thoughts” are inconsistent (one part of the system infers A and another infers ¬A), an unconscious layer could detect this logical discrepancy immediately and mark it for resolution, rather than allowing an incoherent line of reasoning to continue. Emulating this kind of <text:span text:style-name="Emphasis">pre-conscious conflict resolution</text:span> will help maintain consistency and prevent cascading errors in the inference process.</text:p>
      <text:p text:style-name="Text_20_body"><text:soft-page-break/>Similarly, much of <text:span text:style-name="Strong_20_Emphasis">pattern recognition</text:span> in the human mind is done pre-attentively and nonverbally. The visual system, for example, rapidly extracts patterns and features from scenes without explicit thought—our brains identify faces, detect motion, or notice novel objects within ~100 milliseconds of seeing them. By the time we consciously register a face, lower-level circuits have already done the work of recognizing the configuration of eyes, nose, and mouth as “face-like.” Psychological experiments using subliminal stimuli (e.g. flashing an image too briefly to be consciously seen) show that the brain still processes the content and can be influenced by it. In fact, <text:span text:style-name="Emphasis">“twenty years of research indicates that subliminal processing can be quite deep. Many cortical areas can be activated by an unseen stimulus... The brain non-consciously recognizes the abstract identity of pictures, words and faces”</text:span>​<text:a xlink:type="simple" xlink:href="https://pmc.ncbi.nlm.nih.gov/articles/PMC5635963/#:~:text=Twenty%20years%20of%20research%20indicates,of%20pictures%2C%20words%20and%20faces" office:target-frame-name="_blank" xlink:show="new" text:style-name="Internet_20_link" text:visited-style-name="Visited_20_Internet_20_Link">pmc.ncbi.nlm.nih.gov</text:a>. This means an image of, say, a cat or the word “danger” can trigger the associated concept in the brain <text:span text:style-name="Emphasis">without conscious awareness</text:span>. The inference engine should leverage this by incorporating a fast, pattern-matching subsystem capable of mapping raw inputs to symbolic primitives in a single step (akin to how a convolutional neural network might feed into symbolic representations). By front-loading sensory interpretation and pattern detection into a pre-linguistic format, the system can supply higher reasoning layers with <text:span text:style-name="Emphasis">ready-to-use symbols</text:span> (“face”, “cat”, “danger”) and even preliminary assessments (“this situation resembles X”) before deliberation kicks in. This mimics the way human intuition provides immediate proto-ideas or gut feelings as fodder for later rational analysis.</text:p>
      <text:p text:style-name="Text_20_body">Moreover, pre-conscious processes handle <text:span text:style-name="Strong_20_Emphasis">contradiction and ambiguity resolution</text:span> in ways that an AI can draw inspiration from. When faced with ambiguous input (e.g. an optical illusion or an unclear sentence), the human brain might subconsciously sift through multiple interpretations, biasing towards the most likely one based on context, <text:span text:style-name="Emphasis">before</text:span> we consciously choose an interpretation. In binocular rivalry (each eye shown a different image), our perception flips between the two images rather than merging them, indicating a neural mechanism that <text:span text:style-name="Emphasis">suppresses one inconsistent signal while letting the other dominate</text:span>, all without conscious control. A symbolic engine could simulate this by having competing interpretations for ambiguous data and a resolution mechanism (perhaps based on prior probabilities or coherence with established context) that suppresses the less likely inference unless new evidence favors it.</text:p>
      <text:p text:style-name="Text_20_body">In summary, cognitive science teaches us that a <text:span text:style-name="Strong_20_Emphasis">layered cognitive architecture</text:span> is vital: an unconscious layer for <text:span text:style-name="Emphasis">fast, intuitive, pattern-based processing and conflict monitoring</text:span>, feeding into a conscious-like layer for <text:span text:style-name="Emphasis">explicit, sequential reasoning</text:span>. Implementing these layers in a machine will involve identifying what the pre-conscious symbolic “reflexes” are (pattern matching, simple constraint satisfaction, novelty detection) and what representations they operate over (likely the image schemas and primitives discussed earlier). Done correctly, this will enable the pre-linguistic inference engine to mirror human-like intuition and self-monitoring, giving it a robust foundation <text:span text:style-name="Emphasis">before</text:span> any higher-order logical reasoning or language-based processing takes place.</text:p>
      <text:h text:style-name="Heading_20_2" text:outline-level="2"><text:soft-page-break/>2. Symbolic Cognition as a Dynamical System (Systems Theory &amp; Cybernetics)</text:h>
      <text:h text:style-name="Heading_20_3" text:outline-level="3">2.1 Feedback Loops and Self-Regulation in Thought</text:h>
      <text:p text:style-name="Text_20_body">From a systems theory perspective, cognition can be viewed as a complex <text:span text:style-name="Strong_20_Emphasis">dynamical system</text:span>: a set of interacting components whose state evolves over time according to certain rules. Rather than a linear sequence of operations, human thinking often involves <text:span text:style-name="Emphasis">recursion and feedback</text:span>, much like a cybernetic system that self-corrects to achieve stability. In fact, cybernetics – “the field of control and communication in machines and living organisms”​<text:a xlink:type="simple" xlink:href="https://yas-min-medeiros.medium.com/cybernetics-why-feedback-is-so-important-c66f251cf5b7#:~:text=My%20first%20step%20to%20trying,of%20study%20is%20the%20following" office:target-frame-name="_blank" xlink:show="new" text:style-name="Internet_20_link" text:visited-style-name="Visited_20_Internet_20_Link">yas-min-medeiros.medium.com</text:a> – provides a useful lens for understanding symbolic thought.</text:p>
      <text:p text:style-name="Text_20_body">In the cybernetic view, <text:span text:style-name="Strong_20_Emphasis">feedback loops</text:span> are fundamental structures that allow a system to regulate itself. A feedback loop means the output of a process is fed back into the system as input, forming a circular causal chain. For example, consider how we solve a puzzle: we have a hypothesis (output of our cognitive process), we compare it to the puzzle constraints (external feedback), note any mismatch (error signal), and adjust our hypothesis. This iterative looping continues until the error is minimized or eliminated, achieving a solution that fits the constraints. Jay Forrester, a pioneer of system dynamics, described this succinctly: <text:span text:style-name="Emphasis">“System dynamics deals with how the structure of a system and its information flows determine behavior... The field focuses on the way internal feedback-loop relationships cause a system to change through time. Understanding why a system behaves as it does permits redesign of structure and policies to improve behavior.”</text:span>​<text:a xlink:type="simple" xlink:href="https://sloanreview.mit.edu/article/the-loop-you-cant-get-out-of/#:~:text=extremely%20grown,and%20computer%20simulation%20with%20a" office:target-frame-name="_blank" xlink:show="new" text:style-name="Internet_20_link" text:visited-style-name="Visited_20_Internet_20_Link">sloanreview.mit.edu</text:a>. In cognitive terms, the “structure and information flows” would be the architecture of our inference engine (memory stores, symbolic processors, etc.) and the propagation of signals between them, and the “behavior” is the sequence of thoughts or inferences produced.</text:p>
      <text:p text:style-name="Text_20_body">Applying this, a <text:span text:style-name="Strong_20_Emphasis">stable symbolic inference</text:span> system should be designed with feedback loops that ensure it can <text:span text:style-name="Emphasis">self-regulate towards coherence</text:span>. One essential loop might be a <text:span text:style-name="Strong_20_Emphasis">belief update loop</text:span>: whenever a new inference is made, it is immediately checked against the current set of beliefs (working memory). If a contradiction is detected, a feedback signal triggers a corrective process (for instance, retract or revise one of the conflicting inferences). This resembles the negative feedback in a thermostat: when the temperature overshoots the setpoint, the heater turns off – when an inference overshoots logical consistency, the reasoning process should backtrack or adjust. Another loop is <text:span text:style-name="Strong_20_Emphasis">goal feedback</text:span>: the system’s outputs are evaluated against its goals or query (are we answering the question? solving the right problem?). If not, an error signal guides the system to reallocate attention or change strategy. In short, <text:span text:style-name="Emphasis">feedback allows the engine to monitor its own state and course-correct</text:span>, which is crucial for an autonomous symbol-manipulating system that might otherwise wander or drift from the problem at hand.</text:p>
      <text:p text:style-name="Text_20_body">Robert Rosen’s concept of <text:span text:style-name="Strong_20_Emphasis">anticipatory systems</text:span> extends the idea of feedback by incorporating <text:span text:style-name="Emphasis">feedforward</text:span>, where an internal model helps predict and guide future states. Rosen defined an anticipatory system as one that <text:span text:style-name="Emphasis">“contains an internal predictive model of itself and/or its environment, which allows it to change state at an instant in accord with the model’s predictions of a later state”</text:span>​<text:a xlink:type="simple" xlink:href="https://constable.blog/wp-content/uploads/LouieRRAS2010.pdf#:~:text=Now%20what%20is%20an%20anticipatory,while%20an%20anticipatory%20system’s%20present" office:target-frame-name="_blank" xlink:show="new" text:style-name="Internet_20_link" text:visited-style-name="Visited_20_Internet_20_Link">constable.blog</text:a>. Human cognition is clearly anticipatory: we constantly imagine outcomes and adjust <text:soft-page-break/>our plans before those outcomes manifest. For example, when reasoning through a story, we might foresee a contradiction a few steps ahead and avoid that path. Implementing a form of anticipatory control in the inference engine means equipping it with an internal <text:span text:style-name="Emphasis">world model</text:span> or <text:span text:style-name="Emphasis">self-model</text:span>. This model would enable <text:span text:style-name="Strong_20_Emphasis">simulated mental tests</text:span> of potential inferences without executing them in reality. If the model predicts that a certain chain of reasoning will lead to a dead end or a paradox, the system can pre-emptively steer away (much as a chess program prunes moves that lead to losing positions). This feedforward guidance complements feedback loops: feedback handles errors after they occur, while feedforward anticipation tries to prevent errors or inefficiencies by looking ahead. Together, they make the symbolic reasoning process <text:span text:style-name="Emphasis">robustly self-regulating</text:span> – correcting past mistakes and avoiding future ones.</text:p>
      <text:p text:style-name="Text_20_body">In summary, by embedding <text:span text:style-name="Strong_20_Emphasis">cybernetic control principles</text:span> into symbolic cognition, we achieve a form of cognitive homeostasis. The engine will have <text:span text:style-name="Emphasis">error-actuated control</text:span>, where any discrepancy between intended state (e.g. a consistent set of beliefs) and current state (e.g. a contradiction) generates a corrective action​<text:a xlink:type="simple" xlink:href="https://indiaai.gov.in/article/probing-the-principles-of-psi-theory-and-ai#:~:text=Psi,a%20controlled%20and%20directional%20way" office:target-frame-name="_blank" xlink:show="new" text:style-name="Internet_20_link" text:visited-style-name="Visited_20_Internet_20_Link">indiaai.gov.in</text:a>​<text:a xlink:type="simple" xlink:href="https://indiaai.gov.in/article/probing-the-principles-of-psi-theory-and-ai#:~:text=relationships%20and%20dependencies%20that%20keep,can%20store%20both%20local%20and" office:target-frame-name="_blank" xlink:show="new" text:style-name="Internet_20_link" text:visited-style-name="Visited_20_Internet_20_Link">indiaai.gov.in</text:a>. It will also have <text:span text:style-name="Emphasis">model-based control</text:span>, where an internal simulation can project the trajectory of the thought process and allow proactive adjustments. This ensures the minimal components for stability: (1) sensors (internally, monitors for conflicts, goal progress, etc.), (2) effectors (the processes that can modify the direction of inference, like retracting or re-weighting a belief), (3) a reference (the goals or consistency conditions to be maintained), and (4) an internal model for feedforward. These correspond to what a classical control system would require to be self-regulating. <text:span text:style-name="Strong_20_Emphasis">Least obvious but necessary element:</text:span> the presence of an <text:span text:style-name="Emphasis">internal model (self-model)</text:span> is often missing in straightforward logic engines, but as Rosen argues, it’s critical for anticipatory guidance. Our design will include a <text:span text:style-name="Emphasis">meta-representational layer</text:span> where the system maintains a model of its own inferential state and possibly a model of the domain/problem, to enable this kind of guided self-regulation.</text:p>
      <text:h text:style-name="Heading_20_3" text:outline-level="3">2.2 Phase Transitions and Dynamics of Symbolic Thought</text:h>
      <text:p text:style-name="Text_20_body">Dynamical systems often exhibit <text:span text:style-name="Strong_20_Emphasis">phase transitions</text:span> – qualitative changes in behavior arising from continuous changes in conditions or parameters. Intriguingly, human cognitive processing can also show phase-transition-like behavior. Insights from complex systems and neural dynamics suggest that <text:span text:style-name="Emphasis">stable thoughts or interpretations may correspond to attractor states</text:span> in a cognitive state space, and shifting between ideas might involve a transition akin to a bifurcation.</text:p>
      <text:p text:style-name="Text_20_body">One example can be drawn from perception: when gradually increasing the ambiguity of an image or the noise in a signal, the mind might suddenly switch interpretation (like the sudden flip in the Necker cube illusion). This resembles a nonlinear <text:span text:style-name="Strong_20_Emphasis">bifurcation</text:span>, where a small continuous change causes a discontinuous jump in the system’s state (perceiving one form to perceiving another). In problem-solving, people often experience an “aha” moment – after incremental accumulation of clues, a critical threshold is passed and the solution snaps into place. We could view this as the cognitive system settling into a new basin of attraction (the solution state) once activation energy is high enough to cross an energy barrier (the impasse). Neural evidence supports the idea that the brain operates near critical points, enabling such flexible state transitions for consciousness and decision-making​<text:a xlink:type="simple" xlink:href="https://link.springer.com/chapter/10.1007/978-3-030-87219-9_4#:~:text=Phase%20Transitions%20,Cognitive%20dynamics%20on%20Clausewitz" office:target-frame-name="_blank" xlink:show="new" text:style-name="Internet_20_link" text:visited-style-name="Visited_20_Internet_20_Link">link.springer.com</text:a>​<text:a xlink:type="simple" xlink:href="https://www.sciencedirect.com/science/article/abs/pii/S030326470600284X#:~:text=models%20www,2008%2C%20PLoS" office:target-frame-name="_blank" xlink:show="new" text:style-name="Internet_20_link" text:visited-style-name="Visited_20_Internet_20_Link">sciencedirect.com</text:a>. For instance, decision-making models (like neural drift-diffusion) accumulate <text:soft-page-break/>evidence until a threshold, then suddenly commit to a choice – the <text:span text:style-name="Emphasis">commitment</text:span> is a phase change from indecision to decision.</text:p>
      <text:p text:style-name="Text_20_body">In designing the inference engine, acknowledging <text:span text:style-name="Strong_20_Emphasis">phase-specific processing</text:span> means we recognize that reasoning may have distinct modes or phases that should be handled differently. We might delineate phases such as: <text:span text:style-name="Strong_20_Emphasis">exploration vs. exploitation</text:span>, or <text:span text:style-name="Strong_20_Emphasis">divergent vs. convergent thinking</text:span>. During an exploratory phase, the system might allow ideas to proliferate, even entertaining mutually inconsistent possibilities (analogous to superposition). But then a <text:span text:style-name="Strong_20_Emphasis">phase transition</text:span> to a focused mode would entail collapsing onto a consistent set of beliefs or a single answer (like choosing one branch among alternatives). To implement this, the engine could have a parameter akin to “temperature” or “confidence”: when confidence is low, it stays in a fluid exploration mode generating options; as evidence/confidence increases, it transitions to a more crystallized mode where one option solidifies and others are pruned. This is similar to how <text:span text:style-name="Emphasis">simulated annealing</text:span> (an algorithm inspired by physical cooling) explores many states at high “temperature” and gradually freezes into a stable solution as “temperature” lowers. Symbolic phase transitions could also be triggered by <text:span text:style-name="Strong_20_Emphasis">feedback loops reaching a tipping point</text:span> – e.g., a slight predominance of evidence for interpretation A over B might, after crossing a threshold, lead to full adoption of A and suppression of B (which parallels winner-take-all dynamics in neural nets).</text:p>
      <text:p text:style-name="Text_20_body">In systems terms, we want to avoid chaotic or unstable reasoning trajectories. Proper use of feedback (damping oscillations) and phasic control (knowing when to switch from idea generation to idea evaluation) can prevent the system from thrashing indefinitely or jumping erratically between conclusions. A concrete design principle here is to incorporate a <text:span text:style-name="Strong_20_Emphasis">mode switch</text:span> or gating mechanism in the architecture: one module specialized for expansive, context-generating operations (e.g. retrieving related concepts, forming analogies, proposing hypotheses), and another for evaluative, constraint-checking operations. Initially, the inference cycle could engage the expansive module to gather a rich set of symbolic material. Once enough material or a time limit is reached, the system enters a <text:span text:style-name="Emphasis">critical evaluation phase</text:span> where it applies logical constraints, coherence checks, and picks the best-supported inference. This phase transition should be aware (metacognitively) of when sufficient information is accrued – analogous to reaching the threshold in evidence accumulation. If the evaluation finds contradictions or lack of any consistent solution, the system might revert to another exploratory mini-phase, akin to a second attempt, perhaps with some parameter adjustments (like broadening search or relaxing a constraint) – this oscillation might continue, but each cycle should converge closer to a stable answer (hopefully a fixed point attractor representing a coherent solution).</text:p>
      <text:p text:style-name="Text_20_body">Another aspect of dynamical cognition is <text:span text:style-name="Strong_20_Emphasis">recurrent oscillations</text:span> – the brain has rhythms (alpha, beta, theta waves, etc.) associated with different cognitive states (attention, encoding, retrieval). While we need not simulate brain waves, the idea of <text:span text:style-name="Emphasis">time-boxing cognitive processes into cycles</text:span> is useful. Cognitive architectures such as <text:span text:style-name="Emphasis">Global Workspace Theory</text:span> and <text:span text:style-name="Emphasis">LIDA</text:span> (Learning Intelligent Distribution Agent) propose a cognitive <text:span text:style-name="Emphasis">cycle</text:span> on the order of hundreds of milliseconds, where unconscious processors compete or cooperate, then the “winning” information is broadcast as a conscious content (a phase transition from unconscious to conscious), actions are chosen, and the cycle repeats. Implementing a <text:span text:style-name="Strong_20_Emphasis">cognitive cycle</text:span> in the engine ensures that no single sub-process runs away indefinitely; rather, the system operates in pulses of processing and integration. Within each cycle, a phase transition <text:soft-page-break/>might occur when one hypothesis gains dominance and is “broadcast” to all modules as the focus of attention (which in our engine means it becomes the provisional inference to elaborate or act upon). This rhythmic approach can prevent symbolic drift by continually re-aligning all subsystems around a chosen focal structure at regular intervals.</text:p>
      <text:p text:style-name="Text_20_body">In summary, treating symbolic cognition as a dynamical system encourages us to include: (a) <text:span text:style-name="Strong_20_Emphasis">continuous parameters</text:span> that can tune the system’s behavior (for example, a parameter that shifts the system from exploratory to analytical mode), (b) mechanisms for <text:span text:style-name="Strong_20_Emphasis">sudden reorganization</text:span> of thought (to allow creative insight and efficient conclusion-drawing, rather than brute-force exhaustive search), and (c) recognition of <text:span text:style-name="Strong_20_Emphasis">multiple stable states</text:span> (the system might have several plausible interpretations or answers available; it should manage these alternatives perhaps by assigning them to different “attractors” and ensure that slight context changes can flip the dominant attractor when appropriate). These ideas will feed into our later design of the Microthought Coding System, where we want phase-awareness and the ability to harness controlled instability to reach a new stable inference that is coherent and logically sound.</text:p>
      <text:h text:style-name="Heading_20_3" text:outline-level="3">2.3 Minimal Components for Self-Regulating Symbolic Inference</text:h>
      <text:p text:style-name="Text_20_body">Combining the above insights, we can outline the <text:span text:style-name="Strong_20_Emphasis">minimal viable components</text:span> for a stable, self-regulating symbolic inference engine from a systems perspective. At minimum, the system needs components that parallel what a living cognitive system has for regulation:</text:p>
      <text:list text:style-name="L1">
        <text:list-item>
          <text:p text:style-name="P1"><text:span text:style-name="Strong_20_Emphasis">A Set of Symbolic Units (State Variables)</text:span>: These represent the engine’s current beliefs, observations, and inferences. In system terms, they are like the state variables of the dynamical system. They might include image-schematic representations, conceptual primitives (objects, actions), and any composed structures (propositions, frames). These are the <text:span text:style-name="Emphasis">content</text:span> that will be manipulated.</text:p>
        </text:list-item>
        <text:list-item>
          <text:p text:style-name="P1"><text:span text:style-name="Strong_20_Emphasis">Processes for Transformation (State Transition Functions)</text:span>: The engine requires rules or mechanisms that operate on the symbols to generate new symbols/states. This includes inference rules (logical deduction, induction, analogy mapping, etc.), constraint application, and possibly learning rules. In dynamical terms, these are the equations of motion for the cognitive state – they determine how one state leads to another.</text:p>
        </text:list-item>
        <text:list-item>
          <text:p text:style-name="P1"><text:span text:style-name="Strong_20_Emphasis">Feedback Mechanisms (Sensors and Comparators)</text:span>: To self-regulate, the engine must “sense” aspects of its own state. Key sensors might detect <text:span text:style-name="Strong_20_Emphasis">inconsistency</text:span> (e.g., a module that scans the knowledge base for contradictions or conflicting truth values), <text:span text:style-name="Strong_20_Emphasis">goal progress</text:span> (e.g., have we answered the query or solved the puzzle?), and <text:span text:style-name="Strong_20_Emphasis">novelty/anomaly</text:span> (e.g., a surprise detector when a new inference greatly conflicts with expectations or prior probabilities). Each sensor’s output must be compared to a reference. For instance, a consistency sensor compares the current logic state to the law of non-contradiction (reference: 0 contradictions) – if mismatch, a signal is sent.</text:p>
        </text:list-item>
        <text:list-item>
          <text:p text:style-name="P1"><text:span text:style-name="Strong_20_Emphasis">Adjusters/Actuators (Effectors)</text:span>: When a feedback signal indicates a problem, there needs to be a way to adjust the system. Examples: a conflict-resolution module that, upon receiving an inconsistency signal, will trigger <text:span text:style-name="Strong_20_Emphasis">truth maintenance</text:span> (revising some assumptions or marking <text:soft-page-break/>one of the conflicting statements as invalid) – akin to a <text:span text:style-name="Emphasis">Truth Maintenance System (TMS)</text:span> in classic AI which keeps track of dependencies and can retract inferences when supporting premises change. Another example is an attention shifter that, if goal progress is low, broadens the search space or switches strategy (like from forward-chaining to backward-chaining inference). These effectors implement the <text:span text:style-name="Emphasis">control actions</text:span> decided by the feedback controller.</text:p>
        </text:list-item>
        <text:list-item>
          <text:p text:style-name="P1"><text:span text:style-name="Strong_20_Emphasis">Memory (Short-term and Long-term)</text:span>: To regulate over time, the system needs memory of past states (short-term working memory of the current inference chain, and long-term memory of learned facts or heuristics). Memory provides the context necessary for feedback (you can’t detect a change or error if you don’t recall what the prior expectation was). A working memory can hold the intermediate symbols being considered along with tags like “tentative” or “confirmed” to aid in backtracking if needed.</text:p>
        </text:list-item>
        <text:list-item>
          <text:p text:style-name="P1"><text:span text:style-name="Strong_20_Emphasis">Goal and Reward Structure</text:span>: Borrowing from cybernetics and also AI, the engine should have a representation of its <text:span text:style-name="Emphasis">objective</text:span> (which could be answering a question correctly, achieving a certain outcome, etc.). This can be thought of as a simple <text:span text:style-name="Emphasis">need</text:span> in the context of a single task (like need = “derive a consistent answer that explains data”). In more complex, continuous operation, it could be a vector of needs (more in Section 4). The point is, the goal provides a criterion against which to measure the system’s performance and thus drives the feedback corrections. A <text:span text:style-name="Emphasis">scalar reward signal</text:span> or a set of evaluation metrics can be derived from the goal to tell the system how well it’s doing (for instance, a numerical score for coherence, relevance, completeness of the answer).</text:p>
        </text:list-item>
        <text:list-item>
          <text:p text:style-name="P1"><text:span text:style-name="Strong_20_Emphasis">Internal Model</text:span>: As argued, a minimal anticipatory system requires a model. So, include a simplified internal model of either the task environment or the system’s own reasoning process. This could manifest as a <text:span text:style-name="Emphasis">simulator</text:span> that the engine uses to test hypothetical actions (e.g., a theorem prover model that checks if a potential inference would lead to contradiction before actually committing it). Alternatively, the model could be a library of known patterns (like typical solutions or common pitfalls) that it can reference to foresee outcomes. The internal model doesn’t need to be highly detailed initially – even a basic model (like “if I have derived both X and NOT X, that is a contradiction and will fail”) helps avoid obvious traps by simulation.</text:p>
        </text:list-item>
      </text:list>
      <text:p text:style-name="Text_20_body">These components work together to yield <text:span text:style-name="Strong_20_Emphasis">self-regulation</text:span>. When implemented, we expect the system to exhibit homeostatic behavior as described in Psi-theory: it will seek balance (e.g., balancing all constraints, fulfilling all goals) in a changing environment​<text:a xlink:type="simple" xlink:href="https://indiaai.gov.in/article/probing-the-principles-of-psi-theory-and-ai#:~:text=Psi,a%20controlled%20and%20directional%20way" office:target-frame-name="_blank" xlink:show="new" text:style-name="Internet_20_link" text:visited-style-name="Visited_20_Internet_20_Link">indiaai.gov.in</text:a>. If a disturbance occurs (new contradictory information or a change in goal), the feedback loops engage to restore balance (update beliefs or shift plan). The symbolic inference process becomes <text:span text:style-name="Emphasis">adaptive</text:span> rather than brittle.</text:p>
      <text:p text:style-name="Text_20_body">It’s worth comparing this with a typical Large Language Model’s internals (which we know lack many of these regulatory pieces): LLMs have state (the context embedding) and transformation (the neural network generating next tokens), but they <text:span text:style-name="Strong_20_Emphasis">lack explicit feedback loops</text:span> for consistency or goal direction – they don’t have a memory of long-term contradictions (beyond the context window) and no explicit goal representation besides “predict next word.” Therefore, they can easily go off track or contradict themselves over a long dialogue because there’s no internal mechanism pulling them back to <text:soft-page-break/>coherence. Our architecture, with minimal cybernetic components, aims to correct that by design: the engine should <text:span text:style-name="Emphasis">notice</text:span> when it’s losing the plot and autonomously steer back, much like a thermostat corrects temperature drift.</text:p>
      <text:p text:style-name="Text_20_body">In conclusion for this section, by seeing symbolic cognition through systems theory, we outline an architecture that is <text:span text:style-name="Strong_20_Emphasis">closed-loop</text:span> (not open-loop like many current AI text generators). The minimal components identified ensure that the engine can maintain stable operation: it doesn’t diverge into nonsense, doesn’t oscillate infinitely, and doesn’t break its own rules of logic. Instead, it remains goal-seeking, self-monitoring, and capable of reorganizing its internal state to reconcile conflicts – much like a living cognitive system does. This will form the backbone for the more concrete computational framework discussed next.</text:p>
      <text:h text:style-name="Heading_20_2" text:outline-level="2">3. Computational Architecture for Modular and Coherent Symbolic Inference</text:h>
      <text:h text:style-name="Heading_20_3" text:outline-level="3">3.1 Machine-Compatible Symbolic Frameworks (Modularity and Interpretability)</text:h>
      <text:p text:style-name="Text_20_body">Bringing these ideas into a <text:span text:style-name="Strong_20_Emphasis">computational architecture</text:span> means choosing representations and algorithms that are <text:span text:style-name="Emphasis">machine-friendly</text:span> (efficient and implementable) while preserving the interpretability and modularity that symbolic reasoning affords. We seek a framework that allows <text:span text:style-name="Strong_20_Emphasis">modular, interpretable, and context-aware symbolic manipulation</text:span>.</text:p>
      <text:p text:style-name="Text_20_body">A promising direction is to build on the tradition of <text:span text:style-name="Strong_20_Emphasis">symbolic AI</text:span> (also known as Good Old-Fashioned AI or GOFAI), which already provides formalisms like logic programming, production rule systems, semantic networks, and frames. These formalisms represent knowledge as discrete symbols (terms, nodes) and relations, which are inherently interpretable (each symbol has a human-readable meaning). For instance, a production rule system might contain rules like <text:span text:style-name="Source_20_Text">IF X is a cat THEN X is an animal</text:span> – each step of inference can be traced and understood. <text:span text:style-name="Emphasis">Symbolic AI provides transparency in the reasoning process, making it easier to understand how a system arrived at a conclusion</text:span>​<text:a xlink:type="simple" xlink:href="https://www.datacamp.com/blog/what-is-symbolic-ai#:~:text=What%20is%20Symbolic%20AI%3F%20,system%20arrived%20at%20a" office:target-frame-name="_blank" xlink:show="new" text:style-name="Internet_20_link" text:visited-style-name="Visited_20_Internet_20_Link">datacamp.com</text:a>. This transparency is crucial for our engine’s <text:span text:style-name="Strong_20_Emphasis">accountability</text:span> and debugging. Moreover, a symbolic system can be naturally <text:span text:style-name="Strong_20_Emphasis">modular</text:span>: one module could handle spatial reasoning (using image schema symbols like CONTAINER, PATH), another could handle causal chaining (using rules with CAUSE primitives), another for arithmetic (with number primitives), etc., all sharing a common data structure for symbols so they can interoperate. Modularity ensures that the system is extensible and that each component can be optimized or replaced independently as long as it speaks the same “mentalese” data format.</text:p>
      <text:p text:style-name="Text_20_body">However, classical symbolic systems often struggled with rigidity and lack of context sensitivity – they applied rules blindly unless specifically told which context to consider. Our design needs to incorporate <text:span text:style-name="Strong_20_Emphasis">context-awareness</text:span> so that the engine can route symbols and apply rules <text:span text:style-name="Emphasis">phase-specifically</text:span>, as discussed in Section 2.2. One approach is to introduce a <text:span text:style-name="Strong_20_Emphasis">blackboard architecture</text:span> (from classical AI), where a common knowledge base (the blackboard) is read and written by various specialist modules. The blackboard can hold not just facts but also the current <text:span text:style-name="Emphasis">context state</text:span> (like “we are currently focusing on hypothesis A” or “current scenario is physical-spatial reasoning”). Modules subscribe to certain <text:soft-page-break/>contexts or trigger conditions. For example, an “embodied physics” module might only fire its rules when the context indicates a physical scenario with image-schematic data present. This way, irrelevant modules stay quiet, preventing rule interference and combinatorial explosion.</text:p>
      <text:p text:style-name="Text_20_body">Additionally, adopting a <text:span text:style-name="Strong_20_Emphasis">hybrid neuro-symbolic approach</text:span> could provide the best of both worlds: symbolic structures for high-level reasoning and neural nets for pattern recognition and noise-tolerance at the input level. For instance, a neural network might process raw sensory data or text to populate symbolic structures (thus doing the pre-conscious pattern recognition from Section 1.2), then a symbolic reasoner takes over for the inference steps. The architecture should allow plugging in such neural components without losing the clarity of the symbolic processing chain.</text:p>
      <text:p text:style-name="Text_20_body">To ensure <text:span text:style-name="Strong_20_Emphasis">phase-specific routing</text:span>, the architecture could explicitly implement the phases in separate layers or cycles. One concrete framework could be an <text:span text:style-name="Strong_20_Emphasis">inference pipeline</text:span> with stages, akin to how a compiler has lexing, parsing, optimizing, etc. For us, the stages might be:</text:p>
      <text:list text:style-name="L2">
        <text:list-item>
          <text:p text:style-name="P2"><text:span text:style-name="Strong_20_Emphasis">Perception &amp; Instantiation Stage</text:span>: Convert inputs (could be language, images, or other data) into internal symbolic representations (using image schemas, conceptual primitives, etc.).</text:p>
        </text:list-item>
        <text:list-item>
          <text:p text:style-name="P2"><text:span text:style-name="Strong_20_Emphasis">Elaboration Stage</text:span> (Exploratory Phase): Expand on the representation by drawing implications, retrieving related knowledge from memory, making intermediate inferences liberally (possibly allowing some contradictions temporarily as different possibilities).</text:p>
        </text:list-item>
        <text:list-item>
          <text:p text:style-name="P2"><text:span text:style-name="Strong_20_Emphasis">Constraint Enforcement Stage</text:span> (Evaluative Phase): Apply consistency checks, constraints, and prune the inference graph to eliminate incompatible or low-plausibility branches.</text:p>
        </text:list-item>
        <text:list-item>
          <text:p text:style-name="P2"><text:span text:style-name="Strong_20_Emphasis">Synthesis Stage</text:span>: Merge the remaining information into a coherent structure/answer and prepare output.</text:p>
        </text:list-item>
        <text:list-item>
          <text:p text:style-name="P2"><text:span text:style-name="Strong_20_Emphasis">Learning/Adjustment Stage</text:span>: (Optional) Update internal knowledge or heuristics based on the outcome (e.g., strengthen a rule that led to success or record an explanation path for future reference).</text:p>
        </text:list-item>
      </text:list>
      <text:p text:style-name="Text_20_body">Between these stages, <text:span text:style-name="Strong_20_Emphasis">symbolic routing</text:span> decisions are made: e.g., after Elaboration, route the intermediate result into the Constraint stage; if constraints fail massively, route back into another round of Elaboration with adjustments.</text:p>
      <text:p text:style-name="Text_20_body">A critical design point is implementing <text:span text:style-name="Strong_20_Emphasis">constraint-bound inference structures</text:span>. In practice, this means the inference engine should internally represent and propagate <text:span text:style-name="Emphasis">constraints</text:span> (requirements that must be satisfied) along with factual statements. A lot of human reasoning, especially in problem-solving, can be seen as <text:span text:style-name="Strong_20_Emphasis">constraint satisfaction</text:span>: we juggle multiple requirements (e.g., “find a time that suits everyone” imposes availability constraints of all people). The engine might employ a <text:span text:style-name="Strong_20_Emphasis">constraint solver</text:span> or at least a unification mechanism that stops inferences that violate known constraints. For example, if we have a need for logical coherence, we treat the law of non-contradiction as a global constraint: at the Constraint stage, any set of propositions that yields A and ¬A is marked invalid. Or if the domain has specific constraints (like in physics, energy is conserved), those can be encoded and checked during inference (preventing the engine from hallucinating perpetual motion). This could be implemented <text:soft-page-break/>using existing paradigms like <text:span text:style-name="Emphasis">constraint logic programming</text:span> or <text:span text:style-name="Emphasis">SAT solving</text:span> as a subroutine when needed, integrated into the reasoning loop.</text:p>
      <text:p text:style-name="Text_20_body">The architecture should also have means to maintain <text:span text:style-name="Strong_20_Emphasis">logical coherence across outputs</text:span>, especially in sequential outputs (like a dialogue or multi-step explanation). Traditional symbolic systems ensure coherence by having a single consistent knowledge base that is updated as new facts are derived. We will adopt a similar principle: the engine should have a <text:span text:style-name="Strong_20_Emphasis">persistent memory of context</text:span> that carries from one query or step to the next (unless intentionally reset). For example, in a conversation, if it infers at turn 1 that Character X is the murderer, at turn 5 it should not suddenly say Character Y is the murderer (unless new evidence was introduced and it revised its conclusion with explanation). This requires <text:span text:style-name="Strong_20_Emphasis">statefulness</text:span>: unlike an LLM that treats each prompt mostly independently aside from a token window, our engine will explicitly store key interim results and assumptions from earlier phases or interactions and reference them in later reasoning. A module akin to a <text:span text:style-name="Emphasis">dialogue manager</text:span> or <text:span text:style-name="Emphasis">context tracker</text:span> can enforce that any new output is consistent with the stored context (or if it’s deviating, it must issue a correction or clarification).</text:p>
      <text:p text:style-name="Text_20_body">By contrast, large language models often suffer <text:span text:style-name="Emphasis">symbolic drift</text:span> and <text:span text:style-name="Strong_20_Emphasis">contextual inconsistency</text:span> precisely because they lack these structural enforcements. Over a long conversation, LLM responses can <text:span text:style-name="Emphasis">“gradually break down in coherence and utility… once the conversation exceeds [the context] limit, the model can no longer ‘remember’ earlier exchanges, leading to gaps and inconsistencies”</text:span>​<text:a xlink:type="simple" xlink:href="https://jameshoward.us/2024/11/26/context-degradation-syndrome-when-large-language-models-lose-the-plot#:~:text=What%20Is%20CDS%3F" office:target-frame-name="_blank" xlink:show="new" text:style-name="Internet_20_link" text:visited-style-name="Visited_20_Internet_20_Link">jameshoward.us</text:a>​<text:a xlink:type="simple" xlink:href="https://jameshoward.us/2024/11/26/context-degradation-syndrome-when-large-language-models-lose-the-plot#:~:text=Context%20Degradation%20Syndrome%20,inconsistencies%2C%20and%2C%20occasionally%2C%20outright%20nonsense" office:target-frame-name="_blank" xlink:show="new" text:style-name="Internet_20_link" text:visited-style-name="Visited_20_Internet_20_Link">jameshoward.us</text:a>. This phenomenon, sometimes dubbed <text:span text:style-name="Emphasis">Context Degradation Syndrome</text:span>, is inherent to the finite context window and the lack of an explicit memory or feedback mechanism in LLMs​<text:a xlink:type="simple" xlink:href="https://jameshoward.us/2024/11/26/context-degradation-syndrome-when-large-language-models-lose-the-plot#:~:text=Context%20Degradation%20Syndrome%20,inconsistencies%2C%20and%2C%20occasionally%2C%20outright%20nonsense" office:target-frame-name="_blank" xlink:show="new" text:style-name="Internet_20_link" text:visited-style-name="Visited_20_Internet_20_Link">jameshoward.us</text:a>. Moreover, as they generate text step by step, they may experience <text:span text:style-name="Emphasis">semantic drift</text:span>, where the output slowly veers off-topic or starts contradicting earlier facts. A recent study defines semantic drift as a <text:span text:style-name="Emphasis">“loss in coherence (clarity, logical flow, self-consistency), loss in relevance, and loss in truthfulness”</text:span> over extended generation​<text:a xlink:type="simple" xlink:href="https://medium.com/@ema.ilic9/know-when-to-stop-77e03a4517df#:~:text=If%20the%20model%20starts%20by,in%20three%20different%20textual%20characteristics" office:target-frame-name="_blank" xlink:show="new" text:style-name="Internet_20_link" text:visited-style-name="Visited_20_Internet_20_Link">medium.com</text:a>. LLMs have no internal symbolic constraint solver to prevent these losses—each token is locally plausible, but no global check guarantees that paragraph 10 aligns with paragraph 1.</text:p>
      <text:p text:style-name="Text_20_body">Our architecture is explicitly designed to combat these issues:</text:p>
      <text:list text:style-name="L3">
        <text:list-item>
          <text:p text:style-name="P3"><text:span text:style-name="Strong_20_Emphasis">Memory and Context Tracking</text:span> provide the long-term “awareness” beyond a fixed window, so earlier decisions remain in play.</text:p>
        </text:list-item>
        <text:list-item>
          <text:p text:style-name="P3"><text:span text:style-name="Strong_20_Emphasis">Constraint-bound inference</text:span> catches incoherent developments as they happen (if a new inference contradicts the current context, it is flagged).</text:p>
        </text:list-item>
        <text:list-item>
          <text:p text:style-name="P3"><text:span text:style-name="Strong_20_Emphasis">Phase-specific routing</text:span> (especially the distinct Synthesis/Evaluation phase) ensures the final output is reviewed for consistency as a whole, not just generated word by word.</text:p>
        </text:list-item>
        <text:list-item>
          <text:p text:style-name="P3"><text:span text:style-name="Strong_20_Emphasis">Modular reasoning</text:span> allows specialized modules to uphold different aspects of coherence (factual consistency, logical consistency, stylistic or moral consistency if needed).</text:p>
        </text:list-item>
      </text:list>
      <text:p text:style-name="Text_20_body">By incorporating these features, the engine addresses the weaknesses of LLMs: it won’t <text:span text:style-name="Emphasis">drift symbolically</text:span> because symbols have fixed definitions and any change in their meaning would be a deliberate revision logged by the system (as opposed to an LLM’s latent space where a concept can shift by context). It won’t be <text:span text:style-name="Emphasis">contextually inconsistent</text:span> because it does not rely on a narrow context <text:soft-page-break/>window; it persistently carries its knowledge and uses feedback loops to remind itself of what must remain true.</text:p>
      <text:p text:style-name="Text_20_body">To implement this practically, we may utilize existing <text:span text:style-name="Strong_20_Emphasis">knowledge representation systems</text:span>. For example, an architecture built on a semantic network or ontology (like ConceptNet or Cyc’s knowledge base) can store facts and their interrelations. A reasoning engine (like a description logic reasoner or a Prolog-style inference engine) can draw inferences while an overlay component tracks justifications for each inference (justification management). If an inference is found problematic, the justification can be revisited and altered, providing a clear path to <text:span text:style-name="Emphasis">accountable reasoning</text:span>.</text:p>
      <text:p text:style-name="Text_20_body">In the next part, we’ll delve deeper into aligning these symbolic structures with <text:span text:style-name="Emphasis">human-like symbolic reasoning</text:span>, ensuring that the machine’s symbols correspond to cognitively meaningful units (no arbitrary symbolic tokens) and introducing the notion of “need vectors” and value-based constraints for alignment and moral tractability.</text:p>
      <text:h text:style-name="Heading_20_3" text:outline-level="3">3.2 Symbolic Drift and Ensuring Contextual Consistency (Comparison with LLMs)</text:h>
      <text:p text:style-name="Text_20_body"><text:span text:style-name="Emphasis">(The discussion of LLM weaknesses has been integrated above for context. This sub-section is optional to avoid redundancy, as we have addressed symbolic drift and inconsistency issues. We will proceed to the next main section.)</text:span></text:p>
      <text:h text:style-name="Heading_20_2" text:outline-level="2">4. Aligning Human and Machine Symbolics</text:h>
      <text:h text:style-name="Heading_20_3" text:outline-level="3">4.1 Criteria for Cognitively Plausible Symbolic Resolution</text:h>
      <text:p text:style-name="Text_20_body">For a machine’s symbolic reasoning to be truly effective and trustworthy, it should align with <text:span text:style-name="Strong_20_Emphasis">human cognitive principles</text:span> – not necessarily to imitate humans perfectly, but to ensure its operations are <text:span text:style-name="Emphasis">intelligible, relevant, and validated</text:span> against what we know about human thought. We propose several criteria for <text:span text:style-name="Emphasis">cognitively plausible symbolic resolution</text:span> in machines:</text:p>
      <text:list text:style-name="L4">
        <text:list-item>
          <text:p text:style-name="P4"><text:span text:style-name="Strong_20_Emphasis">Groundedness</text:span>: The machine’s symbols must have referents either in the real world or in a sensorimotor simulation. Human concepts ultimately ground out in perception or action (e.g., “tree” ties to what we see and feel). Our engine’s sub-linguistic units (image schemas, primitives) should similarly link to either real sensor data or well-defined imaginations. For example, the symbol for CONTAINMENT could be linked to a function that checks spatial relationships in an internal model. Grounded symbols prevent the system from drifting into pure abstract symbol manipulation with no reality-check (a classic symbol grounding problem).</text:p>
        </text:list-item>
        <text:list-item>
          <text:p text:style-name="P4"><text:span text:style-name="Strong_20_Emphasis">Compositionality and Systematicity</text:span>: Human thought can recombine familiar parts to understand novel wholes (if we know “blue” and “apple,” we know “blue apple” even if we’ve never seen one). The engine should use symbols in a compositional syntax (like mentalese sentences or frame structures) to mirror this. The inference rules should respect systematicity: if the system can infer A from B in one context, it should be able (barring context differences) to do similar inference in analogous contexts (generalization). This requires the symbol structures to have a logic-like consistency and not be overfitted to specific cases.</text:p>
        </text:list-item>
        <text:list-item>
          <text:p text:style-name="P4"><text:soft-page-break/><text:span text:style-name="Strong_20_Emphasis">Limited Working Memory &amp; Bounded Rationality</text:span>: Human reasoning is constrained by limited working memory and heuristic processing; we rarely carry out exhaustive logical proofs with hundreds of premises in daily thinking. A cognitively plausible AI might deliberately impose some limits or simulate cognitive constraints (like only keeping N items in focus at once, or using heuristic shortcuts) to mirror human-like reasoning patterns. This can improve alignment with human users (who find the AI’s reasoning easier to follow) and can prevent the system from concocting overly complex, non-intuitive solutions when not necessary. However, since it’s an AI, these limits could be adjustable for superhuman tasks.</text:p>
        </text:list-item>
        <text:list-item>
          <text:p text:style-name="P4"><text:span text:style-name="Strong_20_Emphasis">Consistency with Cognitive Heuristics</text:span>: The machine could incorporate known cognitive heuristics and biases in a controlled manner, as they sometimes reflect efficient strategies. For example, a heuristic of <text:span text:style-name="Emphasis">preferring simpler explanations (Occam’s razor)</text:span> aligns with how people often choose an explanation that assumes fewer new entities. By formalizing a simplicity preference or a “cost” for introducing new assumptions, the AI’s symbolic resolution aligns with human expectations of plausibility. That said, it should also be able to override biases when logically required (this is where being <text:span text:style-name="Emphasis">better than human</text:span> is okay, as long as it can explain the reasoning).</text:p>
        </text:list-item>
        <text:list-item>
          <text:p text:style-name="P4"><text:span text:style-name="Strong_20_Emphasis">Transparency and Justifiability</text:span>: Each step of the machine’s inference should ideally be explainable in human terms (this ties with interpretability). If the system arrives at a conclusion, it should be able to produce a chain of symbolic reasoning that a human can follow (perhaps with domain knowledge). This is akin to a student showing their work in math class. It ensures that the symbolic resolution is not “magic” but grounded in principles humans can scrutinize. For example, if asked <text:span text:style-name="Emphasis">“Why did you decide action X?”</text:span>, the machine might respond with something like: “Because X would likely satisfy need A and need B, and though it has risk D, my estimate of reward outweighs it under constraint Y” – all in reference to internal symbolic constructs that have meaning.</text:p>
        </text:list-item>
      </text:list>
      <text:p text:style-name="Text_20_body">If we formalize these criteria, we can then measure an AI’s reasoning against them. For instance, we can check groundedness by seeing if every symbol the AI uses can be linked to some definitional source or sensory schema. We can check consistency by giving it analogous problems and seeing if it responds systematically. Ultimately, a cognitively plausible symbolic resolution is one where the machine’s chain of thought could, in principle, be the chain of thought of a rational person tackling the same problem (minus emotional distractions or memory lapses).</text:p>
      <text:h text:style-name="Heading_20_3" text:outline-level="3">4.2 Need Vectors, Polarity, and Risk-Reward as Symbolic Operators</text:h>
      <text:p text:style-name="Text_20_body">A distinctive feature of human cognition is that it is <text:span text:style-name="Strong_20_Emphasis">motivationally and emotionally charged</text:span>: we have <text:span text:style-name="Emphasis">needs, desires, aversions,</text:span> and we constantly evaluate outcomes as good or bad for us. While our inference engine is meant to be “pre-linguistic” and largely <text:span text:style-name="Emphasis">non-emotional</text:span>, to align with human-like decision making it should incorporate analogous constructs in a formal way. We introduce the idea of <text:span text:style-name="Strong_20_Emphasis">need vectors</text:span>, <text:span text:style-name="Strong_20_Emphasis">polarity</text:span>, and <text:span text:style-name="Strong_20_Emphasis">risk-reward balancing</text:span> as symbolic operators or values in the system.</text:p>
      <text:list text:style-name="L5">
        <text:list-item>
          <text:p text:style-name="P5"><text:span text:style-name="Strong_20_Emphasis">Need Vectors</text:span>: In psychological terms, humans have multiple needs (physiological needs, safety, social belonging, cognitive curiosity, etc.). At any time, the priority of our thinking can <text:soft-page-break/>shift based on which need is most salient (hunger drives us to find food, curiosity drives us to explore knowledge). A <text:span text:style-name="Emphasis">need vector</text:span> in the AI would be a vector of values representing the current “drive tensions” in various need dimensions. For example, it might have components like [consistency_need: 0.9, novelty_need: 0.2, efficiency_need: 0.5, moral_need: 0.8], indicating it strongly desires to maintain logical consistency and moral acceptability, is moderately concerned with efficiency, and less concerned with finding something novel at this moment. These need values could influence the inference process by acting as weights or thresholds. This resonates with <text:span text:style-name="Emphasis">Dörner’s Psi-theory</text:span>, where an AI agent has physiological and cognitive needs and tries to keep them in a homeostatic range​<text:a xlink:type="simple" xlink:href="https://indiaai.gov.in/article/probing-the-principles-of-psi-theory-and-ai#:~:text=Psi,a%20controlled%20and%20directional%20way" office:target-frame-name="_blank" xlink:show="new" text:style-name="Internet_20_link" text:visited-style-name="Visited_20_Internet_20_Link">indiaai.gov.in</text:a>. Indeed, <text:span text:style-name="Emphasis">“a cognitive system is a structure of relationships and dependencies that keep a homeostatic balance in a constantly changing environment”</text:span>​<text:a xlink:type="simple" xlink:href="https://indiaai.gov.in/article/probing-the-principles-of-psi-theory-and-ai#:~:text=Psi,a%20controlled%20and%20directional%20way" office:target-frame-name="_blank" xlink:show="new" text:style-name="Internet_20_link" text:visited-style-name="Visited_20_Internet_20_Link">indiaai.gov.in</text:a> – our need vector approach is a direct implementation of that notion: the AI should balance multiple internal variables via its reasoning actions.</text:p>
          <text:p text:style-name="P5">As symbolic operators, needs can be invoked in rules or evaluations. For instance, a rule might be “IF consistency_need is high, THEN discard any inference that introduces a contradiction (polarity negative) unless absolutely required.” Or if novelty_need is high (perhaps in a creative mode), the system might allow more divergent associations. The need vector values can be adjusted externally (by user preference or context, e.g., a user might set a high moral_need for a delicate task) or internally (achieving a goal might reduce a certain need tension).</text:p>
        </text:list-item>
        <text:list-item>
          <text:p text:style-name="P5"><text:span text:style-name="Strong_20_Emphasis">Polarity</text:span>: We use polarity to denote the positive/negative <text:span text:style-name="Emphasis">valence</text:span> associated with symbols or states relative to the agent’s “values” or needs. This is similar to how humans tag outcomes as good or bad. In the engine, a fact or inference can carry a polarity score for each need dimension. For example, a possible action might have [moral: –0.9, efficiency: +0.5] meaning it’s highly negative morally but somewhat positive for efficiency. Or a certain conclusion might be tagged as [consistency: –1] if it creates a blatant contradiction, whereas another conclusion has [consistency: +1]. By formalizing polarity, the engine can perform a sort of <text:span text:style-name="Strong_20_Emphasis">symbolic affect computation</text:span>: summing up or comparing the positive and negative poles of different options. Polarity operators could include <text:span text:style-name="Emphasis">NEGATION/CONTRADICTION markers</text:span> (a strong negative for consistency need), <text:span text:style-name="Emphasis">AFFORDANCE markers</text:span> (positive if an action would satisfy a need), or <text:span text:style-name="Emphasis">RISK markers</text:span> (negative toward safety need).</text:p>
          <text:p text:style-name="P5">In practical terms, each inference step could carry forward a vector of polarity impacts. The engine might implement something akin to an evaluation function: for each candidate inference or plan, compute a “need satisfaction vector” by propagating from premises plus the inherent effects of that inference. Then it can compare these using some decision criterion (e.g., lexicographic if some needs are infinitely more important, or weighted sum if they can trade off). This turns subjective or ethical or pragmatic considerations into part of the symbolic calculus, rather than an external afterthought.</text:p>
        </text:list-item>
        <text:list-item>
          <text:p text:style-name="P5"><text:span text:style-name="Strong_20_Emphasis">Risk-Reward Balancing</text:span>: Decision-making often involves considering uncertain outcomes – the risk of a negative result versus the reward of a positive result. We want our symbolic engine to incorporate basic <text:span text:style-name="Emphasis">risk-reward reasoning</text:span> in its internal logic. This can be done by representing <text:span text:style-name="Strong_20_Emphasis">utility values</text:span> or using decision-theoretic symbols. For instance, an action or conclusion can be <text:soft-page-break/>associated with a probability or a confidence and a utility score. The engine can have symbolic rules like “IF an action has high potential reward and low risk, favor it” or even calculate expected utility. While probabilistic numeric calculations are a bit beyond pure symbolic, we can still keep it largely symbolic by qualitatively reasoning about risk (“likely” vs “unlikely” events, worst-case vs best-case scenarios represented as scenario nodes).</text:p>
          <text:p text:style-name="P5">By making risk-reward an internal consideration, the machine can “think ahead” about consequences: <text:span text:style-name="Emphasis">“If I assert this answer strongly and it’s wrong, that’s a high risk (because it violates truth need). Perhaps I should hedge or gather more info.”</text:span> This is similar to a human feeling unsure and double-checking facts. Symbolically, it might employ an operator like <text:span text:style-name="Strong_20_Emphasis">EVALUATE_OUTCOME(action)</text:span> that returns a structure indicating potential positives and negatives, which then feeds into the decision on whether to execute that action or inference. It’s essentially an internal simulation of consequences, again reflecting an anticipatory system.</text:p>
        </text:list-item>
      </text:list>
      <text:p text:style-name="Text_20_body">Formalizing these constructs yields an <text:span text:style-name="Strong_20_Emphasis">internal value system</text:span> for the AI. It’s important for <text:span text:style-name="Emphasis">alignment</text:span>: by tuning the need vector weights to align with human values, we ensure the AI’s decisions trend towards what a human or society would deem appropriate. For example, giving a high weight to a “no-harm” need and associating negative polarity to any inferred action that causes harm provides an internal brake on harmful suggestions, without needing an external rule-based filter. It becomes part of the engine’s <text:span text:style-name="Emphasis">character</text:span> to avoid harmful inferences. This is a step towards the AI having an <text:span text:style-name="Strong_20_Emphasis">‘accountability of thought’</text:span> – it polices its own reasoning according to built-in principles (which humans set), rather than purely external enforcement after the fact.</text:p>
      <text:h text:style-name="Heading_20_3" text:outline-level="3">4.3 Internal Accountability of Thought (versus External Enforcement)</text:h>
      <text:p text:style-name="Text_20_body">Traditional AI safety often relies on <text:span text:style-name="Emphasis">external enforcement</text:span>: for example, a language model might have an external filter to redact toxic output, or humans in the loop to monitor its decisions. Our goal, however, is to bake <text:span text:style-name="Strong_20_Emphasis">accountability and alignment into the engine’s very architecture</text:span>, via internal symbolic logic and self-monitoring, rather than as patches on the output.</text:p>
      <text:p text:style-name="Text_20_body">“Accountability of thought” means the system should be able to <text:span text:style-name="Emphasis">explain and justify its reasoning to itself (and thereby to us)</text:span> and ensure compliance with rules autonomously. Here are architectural mechanisms to achieve that:</text:p>
      <text:list text:style-name="L6">
        <text:list-item>
          <text:p text:style-name="P6"><text:span text:style-name="Strong_20_Emphasis">Traceable Reasoning with Justifications</text:span>: Every inference the engine makes can carry along a justification record, e.g., “I concluded Z because rule X applied to facts Y and W【source】.” This is akin to how some expert systems maintain an <text:span text:style-name="Emphasis">audit trail</text:span> or proof tree. Internally, the engine can inspect this trace if needed – for instance, before finalizing an output, a meta-cognition module might traverse the proof tree to ensure each step is sound and aligned with the constraints/needs. If it finds an unwarranted step, it can remove or revise it. This internal self-audit is like a continuously running “conscience” or “logic auditor” that doesn’t need to wait for a user to ask “why” – it proactively ensures the reasoning holds up. Should a questionable inference slip through, the trace is there for post-hoc analysis, but ideally the system itself catches it first.</text:p>
        </text:list-item>
        <text:list-item>
          <text:p text:style-name="P6"><text:soft-page-break/><text:span text:style-name="Strong_20_Emphasis">Meta-cognitive Constraints</text:span>: We can encode certain higher-level constraints that operate on the reasoning process itself. For example, a constraint could be “If your conclusion has high negative moral polarity, double-check the premises or find alternate solutions.” This is a form of internal check before committing to a line of thought. Another example: “Do not use ad-hoc assumptions unless necessary and explicitly flagged.” This stops the system from silently introducing a new assumption to make a reasoning work out (something humans sometimes do unconsciously). Instead, if it must assume something, it should represent it symbolically as an assumption and mark it for scrutiny. Essentially, the engine should have a representation of <text:span text:style-name="Emphasis">inference norms</text:span> (like logical consistency, relevance to the query, fairness if dealing with people, etc.) and treat violation of these norms as errors akin to factual contradictions.</text:p>
        </text:list-item>
        <text:list-item>
          <text:p text:style-name="P6"><text:span text:style-name="Strong_20_Emphasis">Need/Value Alignment as Hard Constraints</text:span>: Building from need vectors, certain needs could be locked in as inviolable (or require special override procedure). For instance, a “do no harm” need could be set such that any solution that has a negative polarity on harm avoidance triggers an internal veto mechanism. This resembles Asimov’s laws of robotics in spirit, but implemented not as external commands but as integrated evaluative logic that the system itself uses in reasoning. We saw in Libet’s experiment interpretation that even if an action is prepared unconsciously, consciousness might veto it last moment​<text:a xlink:type="simple" xlink:href="https://www.informationphilosopher.com/freedom/libet_experiments#:~:text=,rest%20of%20the%20cerebral%20cortex" office:target-frame-name="_blank" xlink:show="new" text:style-name="Internet_20_link" text:visited-style-name="Visited_20_Internet_20_Link">informationphilosopher.com</text:a>​<text:a xlink:type="simple" xlink:href="https://www.informationphilosopher.com/freedom/libet_experiments#:~:text=,that%20no%20motor%20act%20occurs" office:target-frame-name="_blank" xlink:show="new" text:style-name="Internet_20_link" text:visited-style-name="Visited_20_Internet_20_Link">informationphilosopher.com</text:a>. We can mirror that: the system might have generated a plan that scores well on some needs but poorly on a critical one; an internal veto or revision stage stops the plan from finalizing. The result is the AI only <text:span text:style-name="Emphasis">outputs or acts on thoughts that have passed its internal alignment check</text:span>.</text:p>
        </text:list-item>
        <text:list-item>
          <text:p text:style-name="P6"><text:span text:style-name="Strong_20_Emphasis">Self-Model and Introspection</text:span>: A truly accountable AI might benefit from a <text:span text:style-name="Emphasis">self-model</text:span> (as mentioned, an internal representation of its own cognitive state). If it can symbolically represent “I am currently considering doing X, which conflicts with rule Y that I hold important,” it’s essentially reflecting on its own state. This introspection could be implemented via a duplicate reasoning stream that parallels the main one but at a meta level (like shadow thoughts analyzing primary thoughts). While this adds complexity, it ensures that the AI can catch things like “I am not following my own reasoning steps clearly” or “I skipped a justification here,” prompting either a correction or at least a flag that human developers could see. In an accountable system, even when a flaw is found, it should ideally correct itself; but if not, at least it should <text:span text:style-name="Emphasis">know</text:span> a flaw occurred and mark it (like how our brains generate a feeling of uncertainty or error sometimes even if we can’t fix it immediately).</text:p>
        </text:list-item>
      </text:list>
      <text:p text:style-name="Text_20_body">The major advantage of these internal mechanisms is that they help close the gap between <text:span text:style-name="Emphasis">what the AI is supposed to do</text:span> and <text:span text:style-name="Emphasis">what it actually does</text:span>. External enforcement (like a filter) often can be gamed or might miss subtle issues. An AI that reasons with explicit ethical and logical rules internally is less likely to produce a problematic output in the first place, because it would violate its own operating procedures to do so.</text:p>
      <text:p text:style-name="Text_20_body">This is reminiscent of how we prefer a conscientious person who won’t lie or harm because of their own values, rather than someone who is honest only because someone else is watching. We want the AI to have <text:span text:style-name="Strong_20_Emphasis">inner accountability</text:span>. In practice, this might also make the system more robust to novel <text:soft-page-break/>situations: an external filter might not recognize a new form of harmful content, but an AI with an internal understanding of harm should recognize it by reasoning about implications.</text:p>
      <text:p text:style-name="Text_20_body">To implement internal accountability, we will integrate these features into the <text:span text:style-name="Emphasis">Microthought Coding System (MTCS)</text:span> design in the next section, ensuring that microthoughts (small reasoning steps) carry the seeds of their own evaluation, and that at macro scale the whole inference can be audited and aligns with desired principles.</text:p>
      <text:h text:style-name="Heading_20_2" text:outline-level="2">5. Synthesis and Design Implications</text:h>
      <text:p text:style-name="Text_20_body">Bringing together insights from cognitive science, systems theory, and computational architecture, we now outline the concrete outputs of this research: a <text:span text:style-name="Strong_20_Emphasis">taxonomy of sub-linguistic inference units</text:span>, a <text:span text:style-name="Strong_20_Emphasis">mapping of human cognitive primitives to machine structures</text:span>, design principles for a <text:span text:style-name="Strong_20_Emphasis">Microthought Coding System (MTCS)</text:span>, and a <text:span text:style-name="Strong_20_Emphasis">framework for evaluating inference coherence and accountability</text:span>. These serve as a blueprint for constructing the pre-linguistic inference engine.</text:p>
      <text:h text:style-name="Heading_20_3" text:outline-level="3">5.1 Taxonomy of Sub-Linguistic Inference Units</text:h>
      <text:p text:style-name="Text_20_body">Grounded in neurocognitive and symbolic theory, we identify the fundamental units of pre-linguistic inference. The table below presents a taxonomy of these units, categorized by type, with descriptions and theoretical groundin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Category of Unit</text:span></text:p>
            </table:table-cell>
            <table:table-cell table:style-name="Table1.A1" office:value-type="string">
              <text:p text:style-name="Table_20_Heading"><text:span text:style-name="Strong_20_Emphasis">Description</text:span></text:p>
            </table:table-cell>
            <table:table-cell table:style-name="Table1.A1" office:value-type="string">
              <text:p text:style-name="Table_20_Heading"><text:span text:style-name="Strong_20_Emphasis">Theoretical Grounding</text:span></text:p>
            </table:table-cell>
          </table:table-row>
        </table:table-header-rows>
        <table:table-row>
          <table:table-cell table:style-name="Table1.A1" office:value-type="string">
            <text:p text:style-name="Table_20_Contents"><text:span text:style-name="Strong_20_Emphasis">Image Schemas</text:span></text:p>
          </table:table-cell>
          <table:table-cell table:style-name="Table1.A1" office:value-type="string">
            <text:p text:style-name="Table_20_Contents">Recurring sensorimotor schemas that structure understanding of space, force, and movement (e.g. <text:span text:style-name="Strong_20_Emphasis">CONTAINER</text:span>, <text:span text:style-name="Strong_20_Emphasis">PATH</text:span>, <text:span text:style-name="Strong_20_Emphasis">LINK</text:span>, <text:span text:style-name="Strong_20_Emphasis">UP-DOWN</text:span>, <text:span text:style-name="Strong_20_Emphasis">BALANCE</text:span>). Used to reason about physical relationships and abstract concepts metaphorically.</text:p>
          </table:table-cell>
          <table:table-cell table:style-name="Table1.A1" office:value-type="string">
            <text:p text:style-name="Table_20_Contents">Lakoff &amp; Johnson’s embodied cognition – image schemas are <text:span text:style-name="Emphasis">“dynamic analog representations of spatial relations and movements in space”</text:span>​<text:a xlink:type="simple" xlink:href="https://cogsci.ucsd.edu/~jean/abstract/MandlerPaganC.pdf#:~:text=Gibbs%20and%20Colston%20,The%20latter" office:target-frame-name="_blank" xlink:show="new" text:style-name="Internet_20_link" text:visited-style-name="Visited_20_Internet_20_Link">cogsci.ucsd.edu</text:a> and are prelinguistic​<text:a xlink:type="simple" xlink:href="https://cogsci.ucsd.edu/~jean/abstract/MandlerPaganC.pdf#:~:text=They%20are%20prelinguistic%20developments%2C%20but,invented%20the%20term%20‘image%20schema’" office:target-frame-name="_blank" xlink:show="new" text:style-name="Internet_20_link" text:visited-style-name="Visited_20_Internet_20_Link">cogsci.ucsd.edu</text:a>. They appear in early infancy and underlie language and thought.</text:p>
          </table:table-cell>
        </table:table-row>
        <table:table-row>
          <table:table-cell table:style-name="Table1.A1" office:value-type="string">
            <text:p text:style-name="Table_20_Contents"><text:span text:style-name="Strong_20_Emphasis">Ontological Primitives</text:span></text:p>
          </table:table-cell>
          <table:table-cell table:style-name="Table1.A1" office:value-type="string">
            <text:p text:style-name="Table_20_Contents">Basic categories of entities and structures in the world: <text:span text:style-name="Strong_20_Emphasis">THING/OBJECT</text:span>, <text:span text:style-name="Strong_20_Emphasis">AGENT</text:span> (animates), <text:span text:style-name="Strong_20_Emphasis">ACTION/EVENT</text:span>, <text:span text:style-name="Strong_20_Emphasis">STATE</text:span>, <text:span text:style-name="Strong_20_Emphasis">PROPERTY</text:span>, <text:span text:style-name="Strong_20_Emphasis">PLACE</text:span>, <text:span text:style-name="Strong_20_Emphasis">TIME</text:span>, <text:span text:style-name="Strong_20_Emphasis">NUMBER</text:span>, <text:span text:style-name="Strong_20_Emphasis">EXISTENCE</text:span>. These are the “nouns and verbs” of mentalese, which combine to represent complex propositions.</text:p>
          </table:table-cell>
          <table:table-cell table:style-name="Table1.A1" office:value-type="string">
            <text:p text:style-name="Table_20_Contents">Jackendoff’s Conceptual Structure posits an innate set of conceptual primitives that form an autonomous semantic level​<text:a xlink:type="simple" xlink:href="https://lexicon.hum.uu.nl/zoek.pl?lemma=conceptual+structure#:~:text=SEMANTICS%3A%20an%20autonomous%20level%20of,in" office:target-frame-name="_blank" xlink:show="new" text:style-name="Internet_20_link" text:visited-style-name="Visited_20_Internet_20_Link">lexicon.hum.uu.nl</text:a>. Also related to Fodor’s mentalese symbols (e.g., specific Mentalese words for objects or actions)​<text:a xlink:type="simple" xlink:href="https://plato.stanford.edu/entries/language-thought/#:~:text=The%20language%20of%20thought%20hypothesis,mammals%20is%20to%20bear%20an" office:target-frame-name="_blank" xlink:show="new" text:style-name="Internet_20_link" text:visited-style-name="Visited_20_Internet_20_Link">plato.stanford.edu</text:a> and Spelke’s core knowledge (objects, agents, etc.).</text:p>
          </table:table-cell>
        </table:table-row>
        <table:table-row>
          <table:table-cell table:style-name="Table1.A1" office:value-type="string">
            <text:p text:style-name="Table_20_Contents"><text:span text:style-name="Strong_20_Emphasis">Relation Schemas</text:span></text:p>
          </table:table-cell>
          <table:table-cell table:style-name="Table1.A1" office:value-type="string">
            <text:p text:style-name="Table_20_Contents">Fundamental relations between concepts: <text:span text:style-name="Strong_20_Emphasis">CAUSE-EFFECT</text:span>, <text:span text:style-name="Strong_20_Emphasis">ENABLEMENT</text:span>, <text:span text:style-name="Strong_20_Emphasis">PREVENTION</text:span>, <text:span text:style-name="Strong_20_Emphasis">SIMILARITY</text:span>, <text:span text:style-name="Strong_20_Emphasis">PART-WHOLE</text:span>, <text:span text:style-name="Strong_20_Emphasis">IDENTITY</text:span>, <text:span text:style-name="Strong_20_Emphasis">OPPOSITION</text:span>. These guide inference like “X causes Y” or “A is part of B”. They are prelinguistic in that even infants and animals understand <text:soft-page-break/>causality and grouping.</text:p>
          </table:table-cell>
          <table:table-cell table:style-name="Table1.A1" office:value-type="string">
            <text:p text:style-name="Table_20_Contents">Causality schema evidenced by infants (Leslie, 1982, launching events) and Michotte’s studies of perceived causation. Part-whole and similarity recognized in early categorization. Jackendoff also includes causal and spatial functional relations in conceptual <text:soft-page-break/>semantics.</text:p>
          </table:table-cell>
        </table:table-row>
        <table:table-row>
          <table:table-cell table:style-name="Table1.A1" office:value-type="string">
            <text:p text:style-name="Table_20_Contents"><text:span text:style-name="Strong_20_Emphasis">Affective Primitives</text:span></text:p>
          </table:table-cell>
          <table:table-cell table:style-name="Table1.A1" office:value-type="string">
            <text:p text:style-name="Table_20_Contents">Primitive valences attached to situations: <text:span text:style-name="Strong_20_Emphasis">GOOD-FOR / BAD-FOR</text:span> (e.g., food vs. pain), <text:span text:style-name="Strong_20_Emphasis">LIKE/DISLIKE</text:span>, <text:span text:style-name="Strong_20_Emphasis">SAFE/THREAT</text:span>. These are not emotions per se, but baseline value tags that can influence choices. Even pre-linguistic infants show preference (like for comfort) and aversion (to loud noises).</text:p>
          </table:table-cell>
          <table:table-cell table:style-name="Table1.A1" office:value-type="string">
            <text:p text:style-name="Table_20_Contents">Embodied appraisal: cognitive science shows rudimentary affect (pleasure vs displeasure) guides behavior even without language. In AI, this aligns with “polarity” markers for outcomes. Dörner’s Psi-theory uses pain/pleasure signals to drive behavior.</text:p>
          </table:table-cell>
        </table:table-row>
        <table:table-row>
          <table:table-cell table:style-name="Table1.A1" office:value-type="string">
            <text:p text:style-name="Table_20_Contents"><text:span text:style-name="Strong_20_Emphasis">Procedural Primitives (Micro-acts)</text:span></text:p>
          </table:table-cell>
          <table:table-cell table:style-name="Table1.A1" office:value-type="string">
            <text:p text:style-name="Table_20_Contents">Tiny units of action or mental operation: <text:span text:style-name="Strong_20_Emphasis">ATTEND</text:span> (focus on X), <text:span text:style-name="Strong_20_Emphasis">RETRIEVE</text:span> (memory recall X), <text:span text:style-name="Strong_20_Emphasis">COMPARE</text:span> (X vs Y), <text:span text:style-name="Strong_20_Emphasis">MOVE</text:span> (in mental simulation or actual movement), <text:span text:style-name="Strong_20_Emphasis">GROUP</text:span> (cluster X’s), <text:span text:style-name="Strong_20_Emphasis">SELECT</text:span> (choose one option). These are like cognitive micro-operations that can be strung together.</text:p>
          </table:table-cell>
          <table:table-cell table:style-name="Table1.A1" office:value-type="string">
            <text:p text:style-name="Table_20_Contents">Related to cognitive psychology’s elemental operations and to Production system actions. Also corresponds to neural processes (orienting attention, mental rotation, etc.). Piaget’s sensorimotor stage suggests infants have procedural schemas (like means-ends actions) pre-language.</text:p>
          </table:table-cell>
        </table:table-row>
        <table:table-row>
          <table:table-cell table:style-name="Table1.A1" office:value-type="string">
            <text:p text:style-name="Table_20_Contents"><text:span text:style-name="Strong_20_Emphasis">Metacognitive Markers</text:span></text:p>
          </table:table-cell>
          <table:table-cell table:style-name="Table1.A1" office:value-type="string">
            <text:p text:style-name="Table_20_Contents">Internal tags about knowledge: <text:span text:style-name="Strong_20_Emphasis">KNOWN/UNKNOWN</text:span> (certainty of a fact), <text:span text:style-name="Strong_20_Emphasis">BELIEF</text:span> (assumed true for now), <text:span text:style-name="Strong_20_Emphasis">GOAL</text:span> (desired end-state representation), <text:span text:style-name="Strong_20_Emphasis">PLAN</text:span> (sequence representation), <text:span text:style-name="Strong_20_Emphasis">CONTRACTION</text:span> (mark a contradiction), <text:span text:style-name="Strong_20_Emphasis">QUESTION</text:span> (an explicit query representation). These aren’t content of the world, but content about content.</text:p>
          </table:table-cell>
          <table:table-cell table:style-name="Table1.A1" office:value-type="string">
            <text:p text:style-name="Table_20_Contents">Stemming from theory of mind and introspection – even without language, humans have a sense of knowing or not knowing (metamemory in infants by looking times). In AI, these correspond to labels used in truth-maintenance systems or epistemic logic (K for knowing, etc.).</text:p>
          </table:table-cell>
        </table:table-row>
      </table:table>
      <text:p text:style-name="Text_20_body">This taxonomy provides the <text:span text:style-name="Strong_20_Emphasis">alphabet of thought</text:span> for the inference engine. Each unit type will be implemented as a symbolic structure in the system (for instance, image schemas as data structures capturing their roles: CONTAINER schema may have slots for container, contained, boundary, etc.). Complex thoughts are built by <text:span text:style-name="Emphasis">composition</text:span> of these units: e.g., an event of “Agent causes Event” might combine an AGENT, an EVENT, and a CAUSE schema linking them. The taxonomy is grounded both in cognitive science (ensuring plausibility) and in symbolic theory (ensuring implementability). It highlights that <text:span text:style-name="Strong_20_Emphasis">the least obvious but necessary pieces</text:span> include things like image schemas and affective tags – often overlooked in pure logic systems, but vital for a holistic reasoning that mirrors embodied minds.</text:p>
      <text:h text:style-name="Heading_20_3" text:outline-level="3">5.2 Mapping Human Cognitive Primitives to Machine-Simulatable Structures</text:h>
      <text:p text:style-name="Text_20_body">For each element of human cognition identified above, we establish a corresponding machine representation. The mapping ensures that our system’s symbols behave in ways analogous to human thought components. Below is a mapping table illustrating some key exampl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Human Cognitive Primitive</text:span></text:p>
            </table:table-cell>
            <table:table-cell table:style-name="Table2.A1" office:value-type="string">
              <text:p text:style-name="Table_20_Heading"><text:span text:style-name="Strong_20_Emphasis">Machine-Simulatable Structure</text:span></text:p>
            </table:table-cell>
            <table:table-cell table:style-name="Table2.A1" office:value-type="string">
              <text:p text:style-name="Table_20_Heading"><text:span text:style-name="Strong_20_Emphasis">Mapping Notes</text:span></text:p>
            </table:table-cell>
          </table:table-row>
        </table:table-header-rows>
        <table:table-row>
          <table:table-cell table:style-name="Table2.A1" office:value-type="string">
            <text:p text:style-name="Table_20_Contents"><text:span text:style-name="Strong_20_Emphasis">CONTAINER image </text:span><text:soft-page-break/><text:span text:style-name="Strong_20_Emphasis">schema</text:span> (inside/outside, boundary)</text:p>
          </table:table-cell>
          <table:table-cell table:style-name="Table2.A1" office:value-type="string">
            <text:p text:style-name="Table_20_Contents">Graph structure or object with set-<text:soft-page-break/>membership representation. E.g., a node labeled CONTAINER, with links to content elements and a property “contains(X)”. The engine provides built-in inferences: if X is in Y and Y is in Z, then X is in Z (transitive containment)​<text:a xlink:type="simple" xlink:href="https://cogsci.ucsd.edu/~jean/abstract/MandlerPaganC.pdf#:~:text=They%20termed%20this%20‘embodiment’,image%20schemas%20are%20formed%20from" office:target-frame-name="_blank" xlink:show="new" text:style-name="Internet_20_link" text:visited-style-name="Visited_20_Internet_20_Link">cogsci.ucsd.edu</text:a>.</text:p>
          </table:table-cell>
          <table:table-cell table:style-name="Table2.A1" office:value-type="string">
            <text:p text:style-name="Table_20_Contents">Represents physical or abstract <text:soft-page-break/>containment (e.g., “USA contains Oregon” or “argument contains a fallacy”). Mapped to a logical relation <text:span text:style-name="Source_20_Text">Inside(x, y)</text:span>. Facilitates spatial reasoning and scoping in logic (only things inside a container are affected by container’s properties).</text:p>
          </table:table-cell>
        </table:table-row>
        <table:table-row>
          <table:table-cell table:style-name="Table2.A1" office:value-type="string">
            <text:p text:style-name="Table_20_Contents"><text:span text:style-name="Strong_20_Emphasis">PATH schema</text:span> (source-path-goal, direction)</text:p>
          </table:table-cell>
          <table:table-cell table:style-name="Table2.A1" office:value-type="string">
            <text:p text:style-name="Table_20_Contents">Sequence structure or tuple (Start, End, Route) with possibly an array of intermediate points. Can be implemented as a linked list or a state transition graph. The system can simulate movement along the path or infer order (if on path between A and C, then after A comes C).</text:p>
          </table:table-cell>
          <table:table-cell table:style-name="Table2.A1" office:value-type="string">
            <text:p text:style-name="Table_20_Contents">Used for temporal reasoning (timeline as path), causal chains, or actual physical paths. Mapped to sequences in memory that can be iterated. Helps with analogies like life as a journey (source= birth, goal=death).</text:p>
          </table:table-cell>
        </table:table-row>
        <table:table-row>
          <table:table-cell table:style-name="Table2.A1" office:value-type="string">
            <text:p text:style-name="Table_20_Contents"><text:span text:style-name="Strong_20_Emphasis">CAUSE-EFFECT relation</text:span></text:p>
          </table:table-cell>
          <table:table-cell table:style-name="Table2.A1" office:value-type="string">
            <text:p text:style-name="Table_20_Contents">A binary predicate <text:span text:style-name="Source_20_Text">Causes(X, Y)</text:span> in the knowledge base, with additional support to propagate effects. If Causes(A, B) and A occurs, engine triggers inference of B (forward-chaining). Also supports counterfactual queries via search: if want Y, find X such that Causes(X,Y).</text:p>
          </table:table-cell>
          <table:table-cell table:style-name="Table2.A1" office:value-type="string">
            <text:p text:style-name="Table_20_Contents">Maps to production rules or implications in logic (X → Y). The system might maintain a causal graph to handle chaining and to avoid cycles. This is central for planning (to achieve goal Y, do X that causes Y).</text:p>
          </table:table-cell>
        </table:table-row>
        <table:table-row>
          <table:table-cell table:style-name="Table2.A1" office:value-type="string">
            <text:p text:style-name="Table_20_Contents"><text:span text:style-name="Strong_20_Emphasis">OBJECT (physical)</text:span> with properties</text:p>
          </table:table-cell>
          <table:table-cell table:style-name="Table2.A1" office:value-type="string">
            <text:p text:style-name="Table_20_Contents">Frame or object-oriented representation: a symbol for the object with slots for properties (color, size, etc.), relations (part-of, location). E.g., an object CAR with slots {wheels:4, engine: yes, is-a:Vehicle}.</text:p>
          </table:table-cell>
          <table:table-cell table:style-name="Table2.A1" office:value-type="string">
            <text:p text:style-name="Table_20_Contents">Corresponds to semantic networks or frames (Minsky’s frame theory). Allows default inheritance (Vehicle frame has property has-engine, so CAR inherits it). Machine structure could be a Python object or a row in a knowledge graph.</text:p>
          </table:table-cell>
        </table:table-row>
        <table:table-row>
          <table:table-cell table:style-name="Table2.A1" office:value-type="string">
            <text:p text:style-name="Table_20_Contents"><text:span text:style-name="Strong_20_Emphasis">AGENT (animate actor)</text:span></text:p>
          </table:table-cell>
          <table:table-cell table:style-name="Table2.A1" office:value-type="string">
            <text:p text:style-name="Table_20_Contents">Subclass of OBJECT with additional slots like goals, abilities. Also an anchor for intentional actions: an action representation might link to an AGENT as its initiator. E.g., Action(Eat) with Agent slot = Bob (an instance of AGENT).</text:p>
          </table:table-cell>
          <table:table-cell table:style-name="Table2.A1" office:value-type="string">
            <text:p text:style-name="Table_20_Contents">Mapped to an object in an ontology. Also used in need vectors: an Agent might have an associated need vector. The system may simulate perspective by attributing beliefs/goals to different Agent symbols (the basis for theory-of-mind reasoning).</text:p>
          </table:table-cell>
        </table:table-row>
        <table:table-row>
          <table:table-cell table:style-name="Table2.A1" office:value-type="string">
            <text:p text:style-name="Table_20_Contents"><text:span text:style-name="Strong_20_Emphasis">EVENT / ACTION</text:span> (with participants)</text:p>
          </table:table-cell>
          <table:table-cell table:style-name="Table2.A1" office:value-type="string">
            <text:p text:style-name="Table_20_Contents">Represented as a structure or tuple (Type, Agent, Patient, Instrument, Time, Location, etc.), essentially a case-frame or predicate. For example, an event of “Alice gives book to Bob” could be Give(Alice, Bob, book) with inherent semantics.</text:p>
          </table:table-cell>
          <table:table-cell table:style-name="Table2.A1" office:value-type="string">
            <text:p text:style-name="Table_20_Contents">This maps to predicate logic (Give(Alice, Bob, Book)), possibly enhanced with an event index if time is considered. The engine can maintain an event log for temporal reasoning. It also allows transformation into past/future tense or causal relations (if Give happened, Bob has book now).</text:p>
          </table:table-cell>
        </table:table-row>
        <text:soft-page-break/>
        <table:table-row>
          <table:table-cell table:style-name="Table2.A1" office:value-type="string">
            <text:p text:style-name="Table_20_Contents"><text:span text:style-name="Strong_20_Emphasis">Mental State marker (Belief, Desire)</text:span></text:p>
          </table:table-cell>
          <table:table-cell table:style-name="Table2.A1" office:value-type="string">
            <text:p text:style-name="Table_20_Contents">Modal operators in a logic system (e.g., <text:span text:style-name="Source_20_Text">Believes(Agent, Proposition)</text:span>, <text:span text:style-name="Source_20_Text">Desires(Agent, Proposition)</text:span>). The system can simulate possible worlds for different agents’ beliefs.</text:p>
          </table:table-cell>
          <table:table-cell table:style-name="Table2.A1" office:value-type="string">
            <text:p text:style-name="Table_20_Contents">Aligns with human ability to handle “X thinks that…”. The machine uses these to keep track of its own hypothetical assumptions too (Believes(self, P) vs actually P). Could be implemented via an epistemic logic module or tagging propositions with owner.</text:p>
          </table:table-cell>
        </table:table-row>
        <table:table-row>
          <table:table-cell table:style-name="Table2.A1" office:value-type="string">
            <text:p text:style-name="Table_20_Contents"><text:span text:style-name="Strong_20_Emphasis">Polarity/Valence tag</text:span> (good/bad)</text:p>
          </table:table-cell>
          <table:table-cell table:style-name="Table2.A1" office:value-type="string">
            <text:p text:style-name="Table_20_Contents">A numeric or symbolic tag attached to states or actions, e.g., <text:span text:style-name="Source_20_Text">Value(+5)</text:span> or <text:span text:style-name="Source_20_Text">Value(-3)</text:span> or simply a label “bad”. The engine might use a separate evaluation function to aggregate these.</text:p>
          </table:table-cell>
          <table:table-cell table:style-name="Table2.A1" office:value-type="string">
            <text:p text:style-name="Table_20_Contents">Implemented as extra fields in the frame or logic predicate. For instance, Action X might carry a vector [moral:+, efficient:+, risk: medium]. The inference engine can compute with these: combine values when linking events (like sum or min of moral values along a plan).</text:p>
          </table:table-cell>
        </table:table-row>
        <table:table-row>
          <table:table-cell table:style-name="Table2.A1" office:value-type="string">
            <text:p text:style-name="Table_20_Contents"><text:span text:style-name="Strong_20_Emphasis">Working Memory (limited set)</text:span></text:p>
          </table:table-cell>
          <table:table-cell table:style-name="Table2.A1" office:value-type="string">
            <text:p text:style-name="Table_20_Contents">Data structure (like a list or stack) holding currently active symbols and thoughts, of fixed size N. The engine ensures only the most relevant or recent N items are here, others move to long-term store. Possibly implemented as an “activation” level on symbols, with only top-N active.</text:p>
          </table:table-cell>
          <table:table-cell table:style-name="Table2.A1" office:value-type="string">
            <text:p text:style-name="Table_20_Contents">Mirrors human working memory constraints (e.g., 7±2 items). This might be a central blackboard with limited slots. Ensures algorithms remain efficient and mimic human-like focus. If overload, triggers chunking (combine items into one, as humans do).</text:p>
          </table:table-cell>
        </table:table-row>
        <table:table-row>
          <table:table-cell table:style-name="Table2.A1" office:value-type="string">
            <text:p text:style-name="Table_20_Contents"><text:span text:style-name="Strong_20_Emphasis">Analogical Mapping</text:span> (recognizing pattern similarity)</text:p>
          </table:table-cell>
          <table:table-cell table:style-name="Table2.A1" office:value-type="string">
            <text:p text:style-name="Table_20_Contents">A mapping process rather than a static structure: the system can create a correspondence between two structures (map elements of Structure A to Structure B). Represented internally as a set of pairings {A1→B1, A2→B2…} with a confidence.</text:p>
          </table:table-cell>
          <table:table-cell table:style-name="Table2.A1" office:value-type="string">
            <text:p text:style-name="Table_20_Contents">Inspired by structure-mapping theory (Gentner). The engine may implement an algorithm (like SME – Structure Mapping Engine) that takes two knowledge graphs and finds maximal similarity subgraph. This allows it to infer by analogy (if situation A is like B in mapped ways, maybe outcome of A will be like outcome of B).</text:p>
          </table:table-cell>
        </table:table-row>
      </table:table>
      <text:p text:style-name="Text_20_body">This mapping shows how <text:span text:style-name="Strong_20_Emphasis">human cognitive primitives become data structures or algorithms</text:span> in the machine. By doing this mapping explicitly, we ensure that each symbol in the engine has a clear meaning related to human experience, supporting interpretability. For example, if the engine has a symbol <text:span text:style-name="Source_20_Text">Inside(Cup, Box)</text:span> we know it corresponds to the image schema of containment which any human can visualize. If it has <text:span text:style-name="Source_20_Text">Believes(Alice, X)</text:span>, we know it’s modeling Alice’s perspective. This human-to-machine mapping is critical for both <text:span text:style-name="Emphasis">engineering the system (we know what to implement)</text:span> and <text:span text:style-name="Emphasis">evaluating it (we can test each part against human cognitive performance, e.g., does it understand containment like a human child would?).</text:span></text:p>
      <text:p text:style-name="Text_20_body">Notably, some primitives like analogical mapping are <text:span text:style-name="Emphasis">processes</text:span> rather than static units; the engine will include specialized procedures for these higher-order cognitive tasks. But those procedures operate over the simpler structures (schemas, frames, etc.) defined in the taxonomy.</text:p>
      <text:p text:style-name="Text_20_body"><text:soft-page-break/>We will use this mapping as a guide to implement the <text:span text:style-name="Strong_20_Emphasis">Microthought Coding System (MTCS)</text:span>, ensuring each micro-unit of thought is drawn from these human-like representations.</text:p>
      <text:h text:style-name="Heading_20_3" text:outline-level="3">5.3 Design Principles for a Microthought Coding System (MTCS)</text:h>
      <text:p text:style-name="Text_20_body">The <text:span text:style-name="Strong_20_Emphasis">Microthought Coding System (MTCS)</text:span> is the proposed framework for encoding and manipulating the smallest units of symbolic inference (“microthoughts”) within our engine. A <text:span text:style-name="Emphasis">microthought</text:span> can be seen as a single step or operation in the reasoning process – akin to a single inference rule application, a simple comparison, or the invocation of a schema. The MTCS will enable the engine to carry out complex reasoning by assembling these microthoughts, while keeping each step <text:span text:style-name="Emphasis">transparent, constrained, and context-aware</text:span>. Key design principles for MTCS are outlined below:</text:p>
      <text:list text:style-name="L7">
        <text:list-item>
          <text:p text:style-name="P7"><text:span text:style-name="Strong_20_Emphasis">Granularity and Modularity of Thought</text:span>: MTCS represents reasoning at a fine granularity, breaking complex inference into a sequence of micro-steps. Each microthought is a self-contained operation (e.g., “activate concept X”, “compare attribute A of object1 and object2”, “apply rule R to derive conclusion C”). By codifying these as distinct operations, we achieve modularity – each type of microthought can have its own handling code and can be improved independently. This also allows inserting checkpoints between microthoughts for oversight (like checking constraints after each small step if needed). Granularity ensures no “giant leap” happens in the dark; every leap is composed of small hops the system (and observers) can follow.</text:p>
        </text:list-item>
        <text:list-item>
          <text:p text:style-name="P7"><text:span text:style-name="Strong_20_Emphasis">Constraint-Governed Execution</text:span>: Every microthought execution will consult a set of <text:span text:style-name="Strong_20_Emphasis">active constraints</text:span> before committing. This principle means MTCS is not a free-for-all; it’s more like a logic programming environment where constraints prune the search space continuously. For example, if a microthought would add a statement that violates an active constraint (like consistency or a domain rule), that microthought is either blocked or immediately followed by a corrective microthought (like “mark conflict”). We might implement this by having a <text:span text:style-name="Emphasis">constraint manager</text:span> that any microthought routine queries: e.g., a routine for unifying two symbolic structures asks the constraint manager “is this unification allowed given current constraints?” If yes, proceed; if no, abort or tag. This ensures that even at the micro level, we don’t stray out of bounds. It effectively weaves a safety net through the entire fabric of reasoning.</text:p>
        </text:list-item>
        <text:list-item>
          <text:p text:style-name="P7"><text:span text:style-name="Strong_20_Emphasis">Phase Transition Awareness</text:span>: MTCS includes markers or flags that indicate which phase of processing the system is in (referencing the phases we discussed: e.g., <text:span text:style-name="Emphasis">exploration</text:span> vs <text:span text:style-name="Emphasis">evaluation</text:span>). Microthoughts can behave differently or be chosen differently depending on the phase. For instance, in exploration phase, a microthought “generate hypothesis” is enabled and maybe unconstrained by some filters, whereas in evaluation phase that microthought is disabled, and instead “verify hypothesis” microthoughts are active. The system might literally have a phase variable that certain microthought functions check (like <text:span text:style-name="Source_20_Text">if phase == EVALUATION then skip this</text:span>). More dynamically, a certain condition (like a counter of contradictions) could trigger a phase switch microthought (“switch to evaluation now”). Being <text:span text:style-name="Emphasis">aware</text:span> of phase also means if a microthought results in crossing a threshold (like enough evidence accumulated), it can signal a phase shift. Implementing this could be done via a central controller that monitors key metrics (e.g., number of active hypotheses vs confirmed ones) and <text:soft-page-break/>flips a phase state when conditions meet a criteria (a bit like how a thermostat flips state at a threshold, but here thresholds for cognitive metrics).</text:p>
        </text:list-item>
        <text:list-item>
          <text:p text:style-name="P7"><text:span text:style-name="Strong_20_Emphasis">Parallel and Hierarchical Composition</text:span>: Microthoughts should be able to run in <text:span text:style-name="Emphasis">parallel streams</text:span> where appropriate, and also to compose hierarchically into larger thought structures (macro-thoughts). The design should allow, for example, multiple microthoughts exploring different branches of a problem at once (especially in exploration phase). They would all be monitored by constraints and perhaps a scheduler that allocates attention (processing time) among them according to need priorities. Hierarchical composition means some microthoughts can call or spawn a sub-sequence of microthoughts as a routine. For instance, a high-level microthought might be “Plan a route from A to B”; internally this triggers a series of microthoughts doing pathfinding. To the system at large, it can treat the whole plan as one step (for simplicity in certain analyses), but we preserve the detail inside that it was done by micro components. This layering is akin to subroutines in programming and is important for scaling – we don’t want to be stuck at too low a level when thinking about big problems, yet we want the ability to drill down if needed.</text:p>
        </text:list-item>
        <text:list-item>
          <text:p text:style-name="P7"><text:span text:style-name="Strong_20_Emphasis">Introspective Tags and Self-Monitoring</text:span>: As microthoughts execute, MTCS will tag them with metadata such as timestamps, originating goal, any needs engaged, success/failure result, and if it was pruned by a constraint. These tags feed the self-monitoring processes. For example, if many microthoughts of type “search memory” are failing, the system can notice and perhaps trigger a different strategy (like broaden the search or assume memory lacks info and try logical derivation instead). Self-monitoring also means microthoughts existence and outcomes are logged in an <text:span text:style-name="Emphasis">episodic buffer</text:span> that meta-reasoning can inspect. This contributes to accountability – the engine can answer “how did I get here?” by looking at the microthought log. In implementation, this might be an array of event objects appended to during reasoning cycles.</text:p>
        </text:list-item>
        <text:list-item>
          <text:p text:style-name="P7"><text:span text:style-name="Strong_20_Emphasis">Non-Emotional but Value-Aware Reasoning</text:span>: The engine does not have human emotions, but it is equipped with the <text:span text:style-name="Emphasis">need vector and polarity logic</text:span>. So design principle: all microthoughts that lead to a decision or output must consider the need/polarity evaluation. Specifically, a <text:span text:style-name="Emphasis">decision microthought</text:span> (like choose plan X over Y) must call a utility function that accounts for risk-reward and needs. Microthoughts can propagate value info: e.g., when simulating a step of a plan, include effects on needs as part of the state. Thus the system’s reasoning remains <text:span text:style-name="Emphasis">objective/analytical</text:span> in that it doesn’t have moods or irrational passions, but it is <text:span text:style-name="Emphasis">morally tractable</text:span> since moral and risk evaluations are embedded as data. Essentially, this principle ensures that the outputs of the system can be aligned to human values: because at microthought level, any move that would violate those values has to pass through a gate that measures it. For instance, a microthought “compute outcome of action: harm someone” will attach a strong negative tag; a subsequent microthought “select best action” will see that and likely avoid it. This mechanism is systematic and internal, rather than ad-hoc.</text:p>
        </text:list-item>
        <text:list-item>
          <text:p text:style-name="P7"><text:span text:style-name="Strong_20_Emphasis">Legibility and Debuggability</text:span>: Since MTCS deals in very small steps, it might produce huge logs for complex tasks. To maintain practicality, we ensure <text:span text:style-name="Emphasis">aggregation and abstraction</text:span> tools within MTCS: group sequences of microthoughts into higher-level narratives for explanation. For debugging, one can zoom in to micro level when needed. Moreover, the code implementing <text:soft-page-break/>microthoughts should be as simple and pure as possible (each doing one thing clearly) – this reduces chances of bugs and makes verifying each piece easier (some could even be formally verified, like a microthought that solves a syllogism can be proven correct and complete). If a result is wrong, we can pinpoint which microthought or which constraint check failed by examining the chain, since it’s all explicit.</text:p>
        </text:list-item>
      </text:list>
      <text:p text:style-name="Text_20_body">These principles aim for an MTCS that produces <text:span text:style-name="Strong_20_Emphasis">coherent, correct, and aligned reasoning</text:span> from the ground up. By having these micro-level rules, we vastly reduce the space for errors that plague big-jump systems (like end-to-end neural nets or even complex automated theorem provers that might derive something with a long opaque proof). MTCS is essentially writing the “assembly language” of thought for the engine, with careful consideration to include the checks and balances we want.</text:p>
      <text:h text:style-name="Heading_20_3" text:outline-level="3">5.4 Structural Evaluation Framework for Inference Coherence and Accountability</text:h>
      <text:p text:style-name="Text_20_body">Finally, to ensure our pre-linguistic inference engine maintains high standards of reasoning, we propose a <text:span text:style-name="Strong_20_Emphasis">structural evaluation framework</text:span>. This framework provides metrics and tests for <text:span text:style-name="Emphasis">coherence</text:span>, <text:span text:style-name="Emphasis">consistency</text:span>, and <text:span text:style-name="Emphasis">accountability</text:span> of the engine’s outputs and intermediate processes. It treats the engine as an inspectable system and uses the richness of MTCS to our advantage in evaluation. Key components of the framework include:</text:p>
      <text:list text:style-name="L8">
        <text:list-item>
          <text:p text:style-name="P8"><text:span text:style-name="Strong_20_Emphasis">Coherence Metrics</text:span>: We define metrics at both local and global levels:</text:p>
          <text:list>
            <text:list-item>
              <text:p text:style-name="P8"><text:span text:style-name="Emphasis">Local Coherence</text:span>: checks that each inference step follows logically from its predecessors. This can be measured by verifying that each microthought’s preconditions were satisfied when it executed and that its output integrated without conflict. Essentially, every edge in the reasoning graph is sound. An automated proof checker or constraint validator can run alongside or after the reasoning to score local coherence (100% means every step justified).</text:p>
            </text:list-item>
            <text:list-item>
              <text:p text:style-name="P8"><text:span text:style-name="Emphasis">Global Coherence</text:span>: checks that the final set of outputs (answers, conclusions, actions) form a consistent and unified whole. This involves consistency (no internal contradictions in final answer), completeness relative to query (addresses the problem posed without irrelevancies), and narrative coherence (if it’s a sequence or explanation, it should have a logical flow and not jump inexplicably). We might use formal consistency checks for contradictions and a heuristic measure for narrative flow (like no unanswered introduced concepts).</text:p>
            </text:list-item>
            <text:list-item>
              <text:p text:style-name="P8"><text:span text:style-name="Emphasis">Cross-Context Coherence</text:span>: if the engine is used interactively (multiple queries or dialogue turns), does it remain consistent with prior established facts across turns? We enforce that through context memory, and evaluate by number of contradictions over a session, etc.</text:p>
            </text:list-item>
          </text:list>
        </text:list-item>
        <text:list-item>
          <text:p text:style-name="P8"><text:span text:style-name="Strong_20_Emphasis">Accountability Checks</text:span>: Evaluate how well the engine can account for its reasoning:</text:p>
          <text:list>
            <text:list-item>
              <text:p text:style-name="P8"><text:span text:style-name="Emphasis">Trace Completeness</text:span>: for any given output, can the engine produce a trace of reasoning that leads to it? We test this by randomly picking outputs or intermediate conclusions and asking the system (or having a procedure) to output the chain of microthoughts or <text:soft-page-break/>reasoning leading there. If any output is “unsupported” (no trace), that’s a gap to fix. Ideally, every statement is in a dependency graph.</text:p>
            </text:list-item>
            <text:list-item>
              <text:p text:style-name="P8"><text:span text:style-name="Emphasis">Justification Quality</text:span>: not just having a trace, but is the trace comprehensible and minimal? We gauge if extraneous steps are present or if any steps seem unjustified (this might require human or higher-level AI review, or some logical minimization to see if a shorter proof exists). The idea is that the system shouldn’t pad its reasoning with irrelevant steps or leaps; each step should play a role.</text:p>
            </text:list-item>
            <text:list-item>
              <text:p text:style-name="P8"><text:span text:style-name="Emphasis">Need/Value Alignment Verification</text:span>: scan the reasoning trace for any step or outcome that violates the set alignment criteria (e.g., produced a plan with a clearly negative moral outcome when an alternative existed). If found, that’s a misalignment issue. We can create test scenarios specifically to probe this: like presenting moral dilemmas and seeing if the engine’s choice reflects the encoded principles. One can measure how often it chooses an aligned action vs one that would conflict with given values.</text:p>
            </text:list-item>
          </text:list>
        </text:list-item>
        <text:list-item>
          <text:p text:style-name="P8"><text:span text:style-name="Strong_20_Emphasis">Robustness Tests (Anticipatory and Self-Correction)</text:span>: We also test dynamic aspects:</text:p>
          <text:list>
            <text:list-item>
              <text:p text:style-name="P8"><text:span text:style-name="Emphasis">Conflict Recovery</text:span>: deliberately introduce a contradiction (like feed it inconsistent input data) and see if the system detects and how it resolves it. The evaluation looks at time to resolution, and whether it ends in a consistent state (did it correctly drop one of the contradictory beliefs and justify why).</text:p>
            </text:list-item>
            <text:list-item>
              <text:p text:style-name="P8"><text:span text:style-name="Emphasis">Phase Transition Behavior</text:span>: give problems that typically require insight (like a puzzle where obvious method fails but insight needed) and see if the system can shift strategy (indicative of a phase transition). We measure if it actually leaves a futile approach and tries a new one (a stuck system would score poorly).</text:p>
            </text:list-item>
            <text:list-item>
              <text:p text:style-name="P8"><text:span text:style-name="Emphasis">Scalability and Efficiency</text:span>: though not purely cognitive, coherence includes not bogging down. We can measure resource usage per inference chain and see if the system respects its own constraints (like not using more working memory than allowed, etc.). Efficiency is also a structural property if built-in; e.g., does the presence of feedback loops reduce redundant reasoning steps compared to a baseline?</text:p>
            </text:list-item>
          </text:list>
        </text:list-item>
        <text:list-item>
          <text:p text:style-name="P8"><text:span text:style-name="Strong_20_Emphasis">Human-Interpretability Score</text:span>: Since accountability implies a human can follow the reasoning, we might involve human evaluators to read system-generated explanations or traces and rate clarity. Or automatically, measure things like the size of the explanation (too large might be a problem) or the use of domain concepts (staying on concept without introducing weird constructs). The ideal is the engine’s reasoning could be mapped to a step-by-step solution that a human domain expert might write.</text:p>
        </text:list-item>
        <text:list-item>
          <text:p text:style-name="P8"><text:span text:style-name="Strong_20_Emphasis">Regression Tests against Benchmarks</text:span>: Use known logical puzzles, story problems, ethical dilemmas, etc., where the solution and reasoning are known or at least there are expectations. The engine should solve them <text:span text:style-name="Emphasis">and</text:span> articulate reasoning that aligns with known good reasoning. For example, test on a math word problem: does it get the right answer (coherence of result with truth) and does the reasoning trace show the proper use of formulas (accountability and <text:soft-page-break/>correctness of each step)? These tests help ensure our structural elements are working end-to-end.</text:p>
        </text:list-item>
      </text:list>
      <text:p text:style-name="Text_20_body">This evaluation framework is <text:span text:style-name="Strong_20_Emphasis">structural</text:span> in that it looks not just at outputs (right/wrong answer) but at how the system arrived there. It leverages the transparency we built in. Many AI systems historically have been black boxes where only input-output can be checked; here, we inspect the internals systematically. Over time, these evaluations can guide improvements: if a coherence check fails, we find which microthought or module was responsible and refine it; if an accountability check finds traces too convoluted, perhaps we simplify our representation or add summarization ability.</text:p>
      <text:p text:style-name="Text_20_body">In conclusion, by combining all these elements – the taxonomy of cognitive units, the mapping to machine structures, the microthought-centric architecture, and the rigorous evaluation framework – we lay the groundwork for constructing a <text:span text:style-name="Strong_20_Emphasis">pre-linguistic inference engine</text:span> that is <text:span text:style-name="Strong_20_Emphasis">interpretable, self-regulating, and aligned with human cognitive patterns and values</text:span>. The synthesis of embodied cognitive principles with a cybernetic control approach and modern AI techniques results in a design that addresses both the <text:span text:style-name="Emphasis">capabilities</text:span> (it can infer, abstract, plan) and the <text:span text:style-name="Emphasis">responsibilities</text:span> (it remains coherent, can justify itself, and adheres to constraints) of advanced AI reasoning.</text:p>
      <text:p text:style-name="Text_20_body">Such an engine would represent a step towards AI that doesn’t just output answers, but <text:span text:style-name="Emphasis">thinks</text:span> in a way that we can follow and trust – performing “microthoughts” that accumulate into robust intelligence, much like neurons firing in concert yield intelligent behavior, or like careful strokes form a masterful painting. We have identified what we believe are the least obvious yet critical components (like image schemas, need vectors, phase shifts, internal models) so that implementers can prioritize them in development. The next steps would involve prototyping parts of this design, testing them in controlled tasks, and iterating the architecture per the evaluation framework, ultimately aiming for a system that can serve as a foundation for true cognitive AI – an engine of inference that precedes and supports language, rather than being led astray by i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30T16:13:10.509900565</meta:creation-date>
    <dc:date>2025-04-30T16:14:37.521775710</dc:date>
    <meta:editing-duration>PT1M29S</meta:editing-duration>
    <meta:editing-cycles>1</meta:editing-cycles>
    <meta:document-statistic meta:table-count="2" meta:image-count="0" meta:object-count="0" meta:page-count="26" meta:paragraph-count="190" meta:word-count="11327" meta:character-count="87221" meta:non-whitespace-character-count="65451"/>
    <meta:generator>LibreOffice/24.8.5.2$Linux_AARCH64 LibreOffice_project/480$Build-2</meta:generator>
  </office:meta>
</office:document-meta>
</file>